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</office:font-face-decls>
  <office:automatic-styles>
    <style:style style:name="P1" style:family="paragraph" style:parent-style-name="Preformatted" style:master-page-name="Standard">
      <style:paragraph-properties fo:margin-left="0in" fo:margin-right="0in" fo:orphans="2" fo:widows="2" fo:text-indent="0in" style:auto-text-indent="false" style:page-number="auto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8pt" fo:language="en" fo:country="US" style:font-size-asian="18pt" style:language-asian="en" style:country-asian="US"/>
    </style:style>
    <style:style style:name="T1" style:family="text">
      <style:text-properties style:font-name="Times New Roman" fo:font-size="10pt" fo:language="en" fo:country="US" style:font-size-asian="10pt" style:language-asian="en" style:country-asian="US"/>
    </style:style>
    <style:style style:name="T2" style:family="text">
      <style:text-properties fo:color="#000000" style:font-name="Times New Roman" fo:font-size="18pt" fo:language="en" fo:country="US" style:font-size-asian="18pt" style:language-asian="en" style:country-asian="US"/>
    </style:style>
    <style:style style:name="T3" style:family="text">
      <style:text-properties fo:color="#000000" style:font-name="Times New Roman" fo:font-size="12pt" fo:language="en" fo:country="US" style:font-size-asian="12pt" style:language-asian="en" style:country-asian="US"/>
    </style:style>
    <style:style style:name="T4" style:family="text">
      <style:text-properties fo:color="#000000" style:font-name="Times New Roman" fo:font-size="10pt" fo:language="en" fo:country="US" fo:font-weight="bold" style:font-size-asian="10pt" style:language-asian="en" style:country-asian="US" style:font-weight-asian="bold"/>
    </style:style>
    <style:style style:name="T5" style:family="text">
      <style:text-properties fo:color="#000000" style:font-name="Times New Roman" fo:font-size="10pt" fo:language="en" fo:country="US" style:font-size-asian="10pt" style:language-asian="en" style:country-asian="US"/>
    </style:style>
    <style:style style:name="T6" style:family="text">
      <style:text-properties fo:color="#000000" style:font-name="Times New Roman" fo:font-size="10pt" fo:language="en" fo:country="US" fo:font-style="italic" style:font-size-asian="10pt" style:language-asian="en" style:country-asian="US" style:font-style-asian="italic"/>
    </style:style>
    <style:style style:name="T7" style:family="text">
      <style:text-properties fo:color="#000000" style:font-name="Times New Roman" fo:font-size="6pt" fo:language="en" fo:country="US" fo:font-weight="bold" style:font-size-asian="6pt" style:language-asian="en" style:country-asian="US" style:font-weight-asian="bold"/>
    </style:style>
    <style:style style:name="T8" style:family="text">
      <style:text-properties style:text-position="super 58%" style:font-name="Times New Roman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material is Open Game Content, and is licensed for public use under the terms of the Open Game License v1.0a.</text:span></text:p>
      <text:p text:style-name="P2"><text:span text:style-name="T2">SPELL LIST II</text:span></text:p>
      <text:p text:style-name="P3"/>
      <text:p text:style-name="P2"><text:span text:style-name="T2">DRUID SPELLS</text:span></text:p>
      <text:p text:style-name="P2"><text:span text:style-name="T3">0-LEVEL DRUID SPELLS (ORISONS)</text:span></text:p>
      <text:p text:style-name="P2"><text:span text:style-name="T4">Create Water:</text:span><text:span text:style-name="T5"> Creates 2 gallons/level of pure water.</text:span></text:p>
      <text:p text:style-name="P2"><text:span text:style-name="T4">Cure Minor Wounds:</text:span><text:span text:style-name="T5"> Cures 1 point of damage.</text:span></text:p>
      <text:p text:style-name="P2"><text:span text:style-name="T4">Detect Magic:</text:span><text:span text:style-name="T5"> Detects spells and magic items within 60 ft.</text:span></text:p>
      <text:p text:style-name="P2"><text:span text:style-name="T4">Detect Poison:</text:span><text:span text:style-name="T5"> Detects poison in one creature or object.</text:span></text:p>
      <text:p text:style-name="P2"><text:span text:style-name="T4">Flare:</text:span><text:span text:style-name="T5"> Dazzles one creature (–1 penalty on attack rolls).</text:span></text:p>
      <text:p text:style-name="P2"><text:span text:style-name="T4">Guidance:</text:span><text:span text:style-name="T5"> +1 on one attack roll, saving throw, or skill check.</text:span></text:p>
      <text:p text:style-name="P2"><text:span text:style-name="T4">Know Direction:</text:span><text:span text:style-name="T5"> You discern north.</text:span></text:p>
      <text:p text:style-name="P2"><text:span text:style-name="T4">Light:</text:span><text:span text:style-name="T5"> Object shines like a torch.</text:span></text:p>
      <text:p text:style-name="P2"><text:span text:style-name="T4">Mending:</text:span><text:span text:style-name="T5"> Makes minor repairs on an object.</text:span></text:p>
      <text:p text:style-name="P2"><text:span text:style-name="T4">Purify Food and Drink:</text:span><text:span text:style-name="T5"> Purifies 1 cu. ft./level of food or water.</text:span></text:p>
      <text:p text:style-name="P2"><text:span text:style-name="T4">Read Magic:</text:span><text:span text:style-name="T5"> Read scrolls and spellbooks.</text:span></text:p>
      <text:p text:style-name="P2"><text:span text:style-name="T4">Resistance:</text:span><text:span text:style-name="T5"> Subject gains +1 bonus on saving throws.</text:span></text:p>
      <text:p text:style-name="P2"><text:span text:style-name="T4">Virtue:</text:span><text:span text:style-name="T5"> Subject gains 1 temporary hp.</text:span></text:p>
      <text:p text:style-name="P2"><text:span text:style-name="T3">1ST-LEVEL DRUID SPELLS</text:span></text:p>
      <text:p text:style-name="P2"><text:span text:style-name="T4">Calm Animals:</text:span><text:span text:style-name="T5"> Calms (2d4 + level) HD of animals.</text:span></text:p>
      <text:p text:style-name="P2"><text:soft-page-break/><text:span text:style-name="T4">Charm Animal:</text:span><text:span text:style-name="T5"> Makes one animal your friend.</text:span></text:p>
      <text:p text:style-name="P2"><text:span text:style-name="T4">Cure Light Wounds:</text:span><text:span text:style-name="T5"> Cures 1d8 damage +1/level (max +5).</text:span></text:p>
      <text:p text:style-name="P2"><text:span text:style-name="T4">Detect Animals or Plants:</text:span><text:span text:style-name="T5"> Detects kinds of animals or plants.</text:span></text:p>
      <text:p text:style-name="P2"><text:span text:style-name="T4">Detect Snares and Pits:</text:span><text:span text:style-name="T5"> Reveals natural or primitive traps.</text:span></text:p>
      <text:p text:style-name="P2"><text:span text:style-name="T4">Endure Elements:</text:span><text:span text:style-name="T5"> Exist comfortably in hot or cold environments.</text:span></text:p>
      <text:p text:style-name="P2"><text:span text:style-name="T4">Entangle:</text:span><text:span text:style-name="T5"> Plants entangle everyone in 40-ft.-radius.</text:span></text:p>
      <text:p text:style-name="P2"><text:span text:style-name="T4">Faerie Fire:</text:span><text:span text:style-name="T5"> Outlines subjects with light, canceling </text:span><text:span text:style-name="T6">blur</text:span><text:span text:style-name="T5">, concealment, and the like.</text:span></text:p>
      <text:p text:style-name="P2"><text:span text:style-name="T4">Goodberry:</text:span><text:span text:style-name="T5"> 2d4 berries each cure 1 hp (max 8 hp/24 hours).</text:span></text:p>
      <text:p text:style-name="P2"><text:span text:style-name="T4">Hide from Animals:</text:span><text:span text:style-name="T5"> Animals can’t perceive one subject/level.</text:span></text:p>
      <text:p text:style-name="P2"><text:span text:style-name="T4">Jump:</text:span><text:span text:style-name="T5"> Subject gets bonus on Jump checks.</text:span></text:p>
      <text:p text:style-name="P2"><text:span text:style-name="T4">Longstrider:</text:span><text:span text:style-name="T5"> Your speed increases by 10 ft.</text:span></text:p>
      <text:p text:style-name="P2"><text:span text:style-name="T4">Magic Fang:</text:span><text:span text:style-name="T5"> One natural weapon of subject creature gets +1 on attack and damage rolls.</text:span></text:p>
      <text:p text:style-name="P2"><text:span text:style-name="T4">Magic Stone:</text:span><text:span text:style-name="T5"> Three stones gain +1 on attack rolls, deal 1d6+1 damage.</text:span></text:p>
      <text:p text:style-name="P2"><text:span text:style-name="T4">Obscuring Mist:</text:span><text:span text:style-name="T5"> Fog surrounds you.</text:span></text:p>
      <text:p text:style-name="P2"><text:span text:style-name="T4">Pass without Trace:</text:span><text:span text:style-name="T5"> One subject/level leaves no tracks.</text:span></text:p>
      <text:p text:style-name="P2"><text:span text:style-name="T4">Produce Flame:</text:span><text:span text:style-name="T5"> 1d6 damage +1/level, touch or thrown.</text:span></text:p>
      <text:p text:style-name="P2"><text:span text:style-name="T4">Shillelagh:</text:span><text:span text:style-name="T5"> Cudgel or quarterstaff becomes +1 weapon (1d10 damage) for 1 min./level.</text:span></text:p>
      <text:p text:style-name="P2"><text:span text:style-name="T4">Speak with Animals:</text:span><text:span text:style-name="T5"> You can communicate with animals.</text:span></text:p>
      <text:p text:style-name="P2"><text:span text:style-name="T4">Summon Nature’s Ally I:</text:span><text:span text:style-name="T5"> Calls creature to fight.</text:span></text:p>
      <text:p text:style-name="P2"><text:span text:style-name="T3">2ND-LEVEL DRUID SPELLS</text:span></text:p>
      <text:p text:style-name="P2"><text:span text:style-name="T4">Animal Messenger:</text:span><text:span text:style-name="T5"> Sends a Tiny animal to a specific place.</text:span></text:p>
      <text:p text:style-name="P2"><text:soft-page-break/><text:span text:style-name="T4">Animal Trance:</text:span><text:span text:style-name="T5"> Fascinates 2d6 HD of animals.</text:span></text:p>
      <text:p text:style-name="P2"><text:span text:style-name="T4">Barkskin:</text:span><text:span text:style-name="T5"> Grants +2 (or higher) enhancement to natural armor.</text:span></text:p>
      <text:p text:style-name="P2"><text:span text:style-name="T4">Bear’s Endurance:</text:span><text:span text:style-name="T5"> Subject gains +4 to Con for 1 min./level.</text:span></text:p>
      <text:p text:style-name="P2"><text:span text:style-name="T4">Bull’s Strength:</text:span><text:span text:style-name="T5"> Subject gains +4 to Str for 1 min./level.</text:span></text:p>
      <text:p text:style-name="P2"><text:span text:style-name="T4">Cat’s Grace:</text:span><text:span text:style-name="T5"> Subject gains +4 to Dex for 1 min./level.</text:span></text:p>
      <text:p text:style-name="P2"><text:span text:style-name="T4">Chill Metal:</text:span><text:span text:style-name="T5"> Cold metal damages those who touch it.</text:span></text:p>
      <text:p text:style-name="P2"><text:span text:style-name="T4">Delay Poison:</text:span><text:span text:style-name="T5"> Stops poison from harming subject for 1 hour/level.</text:span></text:p>
      <text:p text:style-name="P2"><text:span text:style-name="T4">Fire Trap </text:span><text:span text:style-name="T8">M</text:span><text:span text:style-name="T4">:</text:span><text:span text:style-name="T5"> Opened object deals 1d4 +1/level damage.</text:span></text:p>
      <text:p text:style-name="P2"><text:span text:style-name="T4">Flame Blade:</text:span><text:span text:style-name="T5"> Touch attack deals 1d8 +1/two levels damage.</text:span></text:p>
      <text:p text:style-name="P2"><text:span text:style-name="T4">Flaming Sphere:</text:span><text:span text:style-name="T5"> Creates rolling ball of fire, 2d6 damage, lasts 1 round/level.</text:span></text:p>
      <text:p text:style-name="P2"><text:span text:style-name="T4">Fog Cloud:</text:span><text:span text:style-name="T5"> Fog obscures vision.</text:span></text:p>
      <text:p text:style-name="P2"><text:span text:style-name="T4">Gust of Wind:</text:span><text:span text:style-name="T5"> Blows away or knocks down smaller creatures.</text:span></text:p>
      <text:p text:style-name="P2"><text:span text:style-name="T4">Heat Metal:</text:span><text:span text:style-name="T5"> Make metal so hot it damages those who touch it.</text:span></text:p>
      <text:p text:style-name="P2"><text:span text:style-name="T4">Hold Animal:</text:span><text:span text:style-name="T5"> Paralyzes one animal for 1 round/level.</text:span></text:p>
      <text:p text:style-name="P2"><text:span text:style-name="T4">Owl’s Wisdom:</text:span><text:span text:style-name="T5"> Subject gains +4 to Wis for 1 min./level.</text:span></text:p>
      <text:p text:style-name="P2"><text:span text:style-name="T4">Reduce Animal:</text:span><text:span text:style-name="T5"> Shrinks one willing animal.</text:span></text:p>
      <text:p text:style-name="P2"><text:span text:style-name="T4">Resist Energy:</text:span><text:span text:style-name="T5"> Ignores 10 (or more) points of damage/attack from specified energy type.</text:span></text:p>
      <text:p text:style-name="P2"><text:span text:style-name="T4">Restoration, Lesser:</text:span><text:span text:style-name="T5"> Dispels magical ability penalty or repairs 1d4 ability damage.</text:span></text:p>
      <text:p text:style-name="P2"><text:span text:style-name="T4">Soften Earth and Stone:</text:span><text:span text:style-name="T5"> Turns stone to clay or dirt to sand or mud.</text:span></text:p>
      <text:p text:style-name="P2"><text:span text:style-name="T4">Spider Climb:</text:span><text:span text:style-name="T5"> Grants ability to walk on walls and ceilings.</text:span></text:p>
      <text:p text:style-name="P2"><text:span text:style-name="T4">Summon Nature’s Ally II:</text:span><text:span text:style-name="T5"> Calls creature to fight.</text:span></text:p>
      <text:p text:style-name="P2"><text:soft-page-break/><text:span text:style-name="T4">Summon Swarm:</text:span><text:span text:style-name="T5"> Summons swarm of bats, rats, or spiders.</text:span></text:p>
      <text:p text:style-name="P2"><text:span text:style-name="T4">Tree Shape:</text:span><text:span text:style-name="T5"> You look exactly like a tree for 1 hour/level.</text:span></text:p>
      <text:p text:style-name="P2"><text:span text:style-name="T4">Warp Wood:</text:span><text:span text:style-name="T5"> Bends wood (shaft, handle, door, plank).</text:span></text:p>
      <text:p text:style-name="P2"><text:span text:style-name="T4">Wood Shape:</text:span><text:span text:style-name="T5"> Rearranges wooden objects to suit you.</text:span></text:p>
      <text:p text:style-name="P2"><text:span text:style-name="T3">3RD-LEVEL DRUID SPELLS</text:span></text:p>
      <text:p text:style-name="P2"><text:span text:style-name="T4">Call Lightning:</text:span><text:span text:style-name="T5"> Calls down lightning bolts (3d6 per bolt) from sky.</text:span></text:p>
      <text:p text:style-name="P2"><text:span text:style-name="T4">Contagion:</text:span><text:span text:style-name="T5"> Infects subject with chosen disease.</text:span></text:p>
      <text:p text:style-name="P2"><text:span text:style-name="T4">Cure Moderate Wounds:</text:span><text:span text:style-name="T5"> Cures 2d8 damage +1/level (max +10).</text:span></text:p>
      <text:p text:style-name="P2"><text:span text:style-name="T4">Daylight:</text:span><text:span text:style-name="T5"> 60-ft. radius of bright light.</text:span></text:p>
      <text:p text:style-name="P2"><text:span text:style-name="T4">Diminish Plants:</text:span><text:span text:style-name="T5"> Reduces size or blights growth of normal plants.</text:span></text:p>
      <text:p text:style-name="P2"><text:span text:style-name="T4">Dominate Animal:</text:span><text:span text:style-name="T5"> Subject animal obeys silent mental commands.</text:span></text:p>
      <text:p text:style-name="P2"><text:span text:style-name="T4">Magic Fang, Greater:</text:span><text:span text:style-name="T5"> One natural weapon of subject creature gets +1/four levels on attack and damage rolls (max +5).</text:span></text:p>
      <text:p text:style-name="P2"><text:span text:style-name="T4">Meld into Stone:</text:span><text:span text:style-name="T5"> You and your gear merge with stone.</text:span></text:p>
      <text:p text:style-name="P2"><text:span text:style-name="T4">Neutralize Poison:</text:span><text:span text:style-name="T5"> Immunizes subject against poison, detoxifies venom in or on subject.</text:span></text:p>
      <text:p text:style-name="P2"><text:span text:style-name="T4">Plant Growth:</text:span><text:span text:style-name="T5"> Grows vegetation, improves crops.</text:span></text:p>
      <text:p text:style-name="P2"><text:span text:style-name="T4">Poison:</text:span><text:span text:style-name="T5"> Touch deals 1d10 Con damage, repeats in 1 min.</text:span></text:p>
      <text:p text:style-name="P2"><text:span text:style-name="T4">Protection from Energy:</text:span><text:span text:style-name="T5"> Absorb 12 points/level of damage from one kind of energy.</text:span></text:p>
      <text:p text:style-name="P2"><text:span text:style-name="T4">Quench:</text:span><text:span text:style-name="T5"> Extinguishes nonmagical fires or one magic item.</text:span></text:p>
      <text:p text:style-name="P2"><text:span text:style-name="T4">Remove Disease:</text:span><text:span text:style-name="T5"> Cures all diseases affecting subject.</text:span></text:p>
      <text:p text:style-name="P2"><text:span text:style-name="T4">Sleet Storm:</text:span><text:span text:style-name="T5"> Hampers vision and movement.</text:span></text:p>
      <text:p text:style-name="P2"><text:span text:style-name="T4">Snare:</text:span><text:span text:style-name="T5"> Creates a magic booby trap.</text:span></text:p>
      <text:p text:style-name="P2"><text:soft-page-break/><text:span text:style-name="T4">Speak with Plants:</text:span><text:span text:style-name="T5"> You can talk to normal plants and plant creatures.</text:span></text:p>
      <text:p text:style-name="P2"><text:span text:style-name="T4">Spike Growth:</text:span><text:span text:style-name="T5"> Creatures in area take 1d4 damage, may be </text:span><text:span text:style-name="T6">slowed.</text:span></text:p>
      <text:p text:style-name="P2"><text:span text:style-name="T4">Stone Shape:</text:span><text:span text:style-name="T5"> Sculpts stone into any shape.</text:span></text:p>
      <text:p text:style-name="P2"><text:span text:style-name="T4">Summon Nature’s Ally III:</text:span><text:span text:style-name="T5"> Calls creature to fight.</text:span></text:p>
      <text:p text:style-name="P2"><text:span text:style-name="T4">Water Breathing:</text:span><text:span text:style-name="T5"> Subjects can breathe underwater.</text:span></text:p>
      <text:p text:style-name="P2"><text:span text:style-name="T4">Wind Wall:</text:span><text:span text:style-name="T5"> Deflects arrows, smaller creatures, and gases.</text:span></text:p>
      <text:p text:style-name="P2"><text:span text:style-name="T3">4TH-LEVEL DRUID SPELLS</text:span></text:p>
      <text:p text:style-name="P2"><text:span text:style-name="T4">Air Walk:</text:span><text:span text:style-name="T5"> Subject treads on air as if solid (climb at 45-degree angle).</text:span></text:p>
      <text:p text:style-name="P2"><text:span text:style-name="T4">Antiplant Shell:</text:span><text:span text:style-name="T5"> Keeps animated plants at bay.</text:span></text:p>
      <text:p text:style-name="P2"><text:span text:style-name="T4">Blight:</text:span><text:span text:style-name="T5"> Withers one plant or deals 1d6/level damage to plant creature.</text:span></text:p>
      <text:p text:style-name="P2"><text:span text:style-name="T4">Command Plants:</text:span><text:span text:style-name="T5"> Sway the actions of one or more plant creatures.</text:span></text:p>
      <text:p text:style-name="P2"><text:span text:style-name="T4">Control Water:</text:span><text:span text:style-name="T5"> Raises or lowers bodies of water.</text:span></text:p>
      <text:p text:style-name="P2"><text:span text:style-name="T4">Cure Serious Wounds:</text:span><text:span text:style-name="T5"> Cures 3d8 damage +1/level (max +15).</text:span></text:p>
      <text:p text:style-name="P2"><text:span text:style-name="T4">Dispel Magic:</text:span><text:span text:style-name="T5"> Cancels spells and magical effects.</text:span></text:p>
      <text:p text:style-name="P2"><text:span text:style-name="T4">Flame Strike:</text:span><text:span text:style-name="T5"> Smite foes with divine fire (1d6/level damage).</text:span></text:p>
      <text:p text:style-name="P2"><text:span text:style-name="T4">Freedom of Movement:</text:span><text:span text:style-name="T5"> Subject moves normally despite impediments.</text:span></text:p>
      <text:p text:style-name="P2"><text:span text:style-name="T4">Giant Vermin:</text:span><text:span text:style-name="T5"> Turns centipedes, scorpions, or spiders into giant vermin.</text:span></text:p>
      <text:p text:style-name="P2"><text:span text:style-name="T4">Ice Storm:</text:span><text:span text:style-name="T5"> Hail deals 5d6 damage in cylinder 40 ft. across.</text:span></text:p>
      <text:p text:style-name="P2"><text:span text:style-name="T4">Reincarnate:</text:span><text:span text:style-name="T5"> Brings dead subject back in a random body.</text:span></text:p>
      <text:p text:style-name="P2"><text:span text:style-name="T4">Repel Vermin:</text:span><text:span text:style-name="T5"> Insects, spiders, and other vermin stay 10 ft. away.</text:span></text:p>
      <text:p text:style-name="P2"><text:span text:style-name="T4">Rusting Grasp:</text:span><text:span text:style-name="T5"> Your touch corrodes iron and alloys.</text:span></text:p>
      <text:p text:style-name="P2"><text:soft-page-break/><text:span text:style-name="T4">Scrying </text:span><text:span text:style-name="T8">F</text:span><text:span text:style-name="T4">:</text:span><text:span text:style-name="T5"> Spies on subject from a distance.</text:span></text:p>
      <text:p text:style-name="P2"><text:span text:style-name="T4">Spike Stones:</text:span><text:span text:style-name="T5"> Creatures in area take 1d8 damage, may be </text:span><text:span text:style-name="T6">slowed.</text:span></text:p>
      <text:p text:style-name="P2"><text:span text:style-name="T4">Summon Nature’s Ally IV:</text:span><text:span text:style-name="T5"> Calls creature to fight.</text:span></text:p>
      <text:p text:style-name="P2"><text:span text:style-name="T3">5TH-LEVEL DRUID SPELLS</text:span></text:p>
      <text:p text:style-name="P2"><text:span text:style-name="T4">Animal Growth:</text:span><text:span text:style-name="T5"> One animal/two levels doubles in size.</text:span></text:p>
      <text:p text:style-name="P2"><text:span text:style-name="T4">Atonement:</text:span><text:span text:style-name="T5"> Removes burden of misdeeds from subject.</text:span></text:p>
      <text:p text:style-name="P2"><text:span text:style-name="T4">Awaken </text:span><text:span text:style-name="T8">X</text:span><text:span text:style-name="T4">:</text:span><text:span text:style-name="T5"> Animal or tree gains human intellect.</text:span></text:p>
      <text:p text:style-name="P2"><text:span text:style-name="T4">Baleful Polymorph:</text:span><text:span text:style-name="T5"> Transforms subject into harmless animal.</text:span></text:p>
      <text:p text:style-name="P2"><text:span text:style-name="T4">Call Lightning Storm:</text:span><text:span text:style-name="T5"> As </text:span><text:span text:style-name="T6">call lightning, </text:span><text:span text:style-name="T5">but 5d6 damage per bolt.</text:span></text:p>
      <text:p text:style-name="P2"><text:span text:style-name="T4">Commune with Nature:</text:span><text:span text:style-name="T5"> Learn about terrain for 1 mile/level.</text:span></text:p>
      <text:p text:style-name="P2"><text:span text:style-name="T4">Control Winds:</text:span><text:span text:style-name="T5"> Change wind direction and speed.</text:span></text:p>
      <text:p text:style-name="P2"><text:span text:style-name="T4">Cure Critical Wounds:</text:span><text:span text:style-name="T5"> Cures 4d8 damage +1/level (max +20).</text:span></text:p>
      <text:p text:style-name="P2"><text:span text:style-name="T4">Death Ward:</text:span><text:span text:style-name="T5"> Grants immunity to all death spells and negative energy effects.</text:span></text:p>
      <text:p text:style-name="P2"><text:span text:style-name="T4">Hallow </text:span><text:span text:style-name="T8">M</text:span><text:span text:style-name="T4">:</text:span><text:span text:style-name="T5"> Designates location as holy.</text:span></text:p>
      <text:p text:style-name="P2"><text:span text:style-name="T4">Insect Plague:</text:span><text:span text:style-name="T5"> Locust swarms attack creatures.</text:span></text:p>
      <text:p text:style-name="P2"><text:span text:style-name="T4">Stoneskin </text:span><text:span text:style-name="T8">M</text:span><text:span text:style-name="T4">:</text:span><text:span text:style-name="T5"> Ignore 10 points of damage per attack.</text:span></text:p>
      <text:p text:style-name="P2"><text:span text:style-name="T4">Summon Nature’s Ally V:</text:span><text:span text:style-name="T5"> Calls creature to fight.</text:span></text:p>
      <text:p text:style-name="P2"><text:span text:style-name="T4">Transmute Mud to Rock:</text:span><text:span text:style-name="T5"> Transforms two 10-ft. cubes per level.</text:span></text:p>
      <text:p text:style-name="P2"><text:span text:style-name="T4">Transmute Rock to Mud:</text:span><text:span text:style-name="T5"> Transforms two 10-ft. cubes per level.</text:span></text:p>
      <text:p text:style-name="P2"><text:span text:style-name="T4">Tree Stride:</text:span><text:span text:style-name="T5"> Step from one tree to another far away.</text:span></text:p>
      <text:p text:style-name="P2"><text:span text:style-name="T4">Unhallow </text:span><text:span text:style-name="T8">M</text:span><text:span text:style-name="T4">:</text:span><text:span text:style-name="T5"> Designates location as unholy.</text:span></text:p>
      <text:p text:style-name="P2"><text:soft-page-break/><text:span text:style-name="T4">Wall of Fire:</text:span><text:span text:style-name="T5"> Deals 2d4 fire damage out to 10 ft. and 1d4 out to 20 ft. Passing through wall deals 2d6 damage +1/level.</text:span></text:p>
      <text:p text:style-name="P2"><text:span text:style-name="T4">Wall of Thorns:</text:span><text:span text:style-name="T5"> Thorns damage anyone who tries to pass.</text:span></text:p>
      <text:p text:style-name="P2"><text:span text:style-name="T3">6TH-LEVEL DRUID SPELLS</text:span></text:p>
      <text:p text:style-name="P2"><text:span text:style-name="T4">Antilife Shell:</text:span><text:span text:style-name="T5"> 10-ft.-radius field hedges out living creatures.</text:span></text:p>
      <text:p text:style-name="P2"><text:span text:style-name="T4">Bear’s Endurance, Mass:</text:span><text:span text:style-name="T5"> As </text:span><text:span text:style-name="T6">bear’s endurance</text:span><text:span text:style-name="T5">, affects one subject/ level.</text:span></text:p>
      <text:p text:style-name="P2"><text:span text:style-name="T4">Bull’s Strength, Mass:</text:span><text:span text:style-name="T5"> As </text:span><text:span text:style-name="T6">bull’s strength</text:span><text:span text:style-name="T5">, affects one subject/level.</text:span></text:p>
      <text:p text:style-name="P2"><text:span text:style-name="T4">Cat’s Grace, Mass:</text:span><text:span text:style-name="T5"> As </text:span><text:span text:style-name="T6">cat’s grace</text:span><text:span text:style-name="T5">, affects one subject/level.</text:span></text:p>
      <text:p text:style-name="P2"><text:span text:style-name="T4">Cure Light Wounds, Mass:</text:span><text:span text:style-name="T5"> Cures 1d8 damage +1/level for many creatures.</text:span></text:p>
      <text:p text:style-name="P2"><text:span text:style-name="T4">Dispel Magic, Greater:</text:span><text:span text:style-name="T5"> As </text:span><text:span text:style-name="T6">dispel magic, </text:span><text:span text:style-name="T5">but +20 on check.</text:span></text:p>
      <text:p text:style-name="P2"><text:span text:style-name="T4">Find the Path:</text:span><text:span text:style-name="T5"> Shows most direct way to a location.</text:span></text:p>
      <text:p text:style-name="P2"><text:span text:style-name="T4">Fire Seeds:</text:span><text:span text:style-name="T5"> Acorns and berries become grenades and bombs.</text:span></text:p>
      <text:p text:style-name="P2"><text:span text:style-name="T4">Ironwood:</text:span><text:span text:style-name="T5"> Magic wood is strong as steel.</text:span></text:p>
      <text:p text:style-name="P2"><text:span text:style-name="T4">Liveoak:</text:span><text:span text:style-name="T5"> Oak becomes treant guardian.</text:span></text:p>
      <text:p text:style-name="P2"><text:span text:style-name="T4">Move Earth:</text:span><text:span text:style-name="T5"> Digs trenches and builds hills.</text:span></text:p>
      <text:p text:style-name="P2"><text:span text:style-name="T4">Owl’s Wisdom, Mass:</text:span><text:span text:style-name="T5"> As </text:span><text:span text:style-name="T6">owl’s wisdom</text:span><text:span text:style-name="T5">, affects one subject/level.</text:span></text:p>
      <text:p text:style-name="P2"><text:span text:style-name="T4">Repel Wood:</text:span><text:span text:style-name="T5"> Pushes away wooden objects.</text:span></text:p>
      <text:p text:style-name="P2"><text:span text:style-name="T4">Spellstaff:</text:span><text:span text:style-name="T5"> Stores one spell in wooden quarterstaff.</text:span></text:p>
      <text:p text:style-name="P2"><text:span text:style-name="T4">Stone Tell:</text:span><text:span text:style-name="T5"> Talk to natural or worked stone.</text:span></text:p>
      <text:p text:style-name="P2"><text:span text:style-name="T4">Summon Nature’s Ally VI:</text:span><text:span text:style-name="T5"> Calls creature to fight.</text:span></text:p>
      <text:p text:style-name="P2"><text:span text:style-name="T4">Transport via Plants:</text:span><text:span text:style-name="T5"> Move instantly from one plant to another of the same kind.</text:span></text:p>
      <text:p text:style-name="P2"><text:span text:style-name="T4">Wall of Stone:</text:span><text:span text:style-name="T5"> Creates a stone wall that can be shaped.</text:span></text:p>
      <text:p text:style-name="P2"><text:soft-page-break/><text:span text:style-name="T3">7TH-LEVEL DRUID SPELLS</text:span></text:p>
      <text:p text:style-name="P2"><text:span text:style-name="T4">Animate Plants:</text:span><text:span text:style-name="T5"> One or more plants animate and fight for you.</text:span></text:p>
      <text:p text:style-name="P2"><text:span text:style-name="T4">Changestaff:</text:span><text:span text:style-name="T5"> Your staff becomes a treant on command.</text:span></text:p>
      <text:p text:style-name="P2"><text:span text:style-name="T4">Control Weather:</text:span><text:span text:style-name="T5"> Changes weather in local area.</text:span></text:p>
      <text:p text:style-name="P2"><text:span text:style-name="T4">Creeping Doom:</text:span><text:span text:style-name="T5"> Swarms of centipedes attack at your command.</text:span></text:p>
      <text:p text:style-name="P2"><text:span text:style-name="T4">Cure Moderate Wounds, Mass:</text:span><text:span text:style-name="T5"> Cures 2d8 damage +1/level for many creatures.</text:span></text:p>
      <text:p text:style-name="P2"><text:span text:style-name="T4">Fire Storm:</text:span><text:span text:style-name="T5"> Deals 1d6/level fire damage.</text:span></text:p>
      <text:p text:style-name="P2"><text:span text:style-name="T4">Heal:</text:span><text:span text:style-name="T5"> Cures 10 points/level of damage, all diseases and mental conditions.</text:span></text:p>
      <text:p text:style-name="P2"><text:span text:style-name="T4">Scrying, Greater:</text:span><text:span text:style-name="T5"> As </text:span><text:span text:style-name="T6">scrying</text:span><text:span text:style-name="T5">, but faster and longer.</text:span></text:p>
      <text:p text:style-name="P2"><text:span text:style-name="T4">Summon Nature’s Ally VII:</text:span><text:span text:style-name="T5"> Calls creature to fight.</text:span></text:p>
      <text:p text:style-name="P2"><text:span text:style-name="T4">Sunbeam:</text:span><text:span text:style-name="T5"> Beam blinds and deals 4d6 damage.</text:span></text:p>
      <text:p text:style-name="P2"><text:span text:style-name="T4">Transmute Metal to Wood: </text:span><text:span text:style-name="T5">Metal within 40 ft. becomes wood.</text:span></text:p>
      <text:p text:style-name="P2"><text:span text:style-name="T4">True Seeing </text:span><text:span text:style-name="T8">M</text:span><text:span text:style-name="T4">:</text:span><text:span text:style-name="T5"> Lets you see all things as they really are.</text:span></text:p>
      <text:p text:style-name="P2"><text:span text:style-name="T4">Wind Walk:</text:span><text:span text:style-name="T5"> You and your allies turn vaporous and travel fast.</text:span></text:p>
      <text:p text:style-name="P2"><text:span text:style-name="T3">8TH-LEVEL DRUID SPELLS</text:span></text:p>
      <text:p text:style-name="P2"><text:span text:style-name="T4">Animal Shapes:</text:span><text:span text:style-name="T5"> One ally/level polymorphs into chosen animal.</text:span></text:p>
      <text:p text:style-name="P2"><text:span text:style-name="T4">Control Plants:</text:span><text:span text:style-name="T5"> Control actions of one or more plant creatures.</text:span></text:p>
      <text:p text:style-name="P2"><text:span text:style-name="T4">Cure Serious Wounds, Mass:</text:span><text:span text:style-name="T5"> Cures 3d8 damage +1/level for many creatures.</text:span></text:p>
      <text:p text:style-name="P2"><text:span text:style-name="T4">Earthquake:</text:span><text:span text:style-name="T5"> Intense tremor shakes 80-ft.-radius.</text:span></text:p>
      <text:p text:style-name="P2"><text:span text:style-name="T4">Finger of Death:</text:span><text:span text:style-name="T5"> Kills one subject.</text:span></text:p>
      <text:p text:style-name="P2"><text:span text:style-name="T4">Repel Metal or Stone:</text:span><text:span text:style-name="T5"> Pushes away metal and stone.</text:span></text:p>
      <text:p text:style-name="P2"><text:soft-page-break/><text:span text:style-name="T4">Reverse Gravity:</text:span><text:span text:style-name="T5"> Objects and creatures fall upward.</text:span></text:p>
      <text:p text:style-name="P2"><text:span text:style-name="T4">Summon Nature’s Ally VIII:</text:span><text:span text:style-name="T5"> Calls creature to fight.</text:span></text:p>
      <text:p text:style-name="P2"><text:span text:style-name="T4">Sunburst:</text:span><text:span text:style-name="T5"> Blinds all within 10 ft., deals 6d6 damage.</text:span></text:p>
      <text:p text:style-name="P2"><text:span text:style-name="T4">Whirlwind:</text:span><text:span text:style-name="T5"> Cyclone deals damage and can pick up creatures.</text:span></text:p>
      <text:p text:style-name="P2"><text:span text:style-name="T4">Word of Recall:</text:span><text:span text:style-name="T5"> Teleports you back to designated place.</text:span></text:p>
      <text:p text:style-name="P2"><text:span text:style-name="T3">9TH-LEVEL DRUID SPELLS</text:span></text:p>
      <text:p text:style-name="P2"><text:span text:style-name="T4">Antipathy:</text:span><text:span text:style-name="T5"> Object or location affected by spell repels certain creatures.</text:span></text:p>
      <text:p text:style-name="P2"><text:span text:style-name="T4">Cure Critical Wounds, Mass:</text:span><text:span text:style-name="T5"> Cures 4d8 damage +1/level for many creatures.</text:span></text:p>
      <text:p text:style-name="P2"><text:span text:style-name="T4">Elemental Swarm:</text:span><text:span text:style-name="T5"> Summons multiple elementals.</text:span></text:p>
      <text:p text:style-name="P2"><text:span text:style-name="T4">Foresight:</text:span><text:span text:style-name="T5"> “Sixth sense” warns of impending danger.</text:span></text:p>
      <text:p text:style-name="P2"><text:span text:style-name="T4">Regenerate:</text:span><text:span text:style-name="T5"> Subject’s severed limbs grow back, cures 4d8 damage +1/level (max +35).</text:span></text:p>
      <text:p text:style-name="P2"><text:span text:style-name="T4">Shambler:</text:span><text:span text:style-name="T5"> Summons 1d4+2 shambling mounds to fight for you.</text:span></text:p>
      <text:p text:style-name="P2"><text:span text:style-name="T4">Shapechange </text:span><text:span text:style-name="T8">F</text:span><text:span text:style-name="T4">:</text:span><text:span text:style-name="T5"> Transforms you into any creature, and change forms once per round.</text:span></text:p>
      <text:p text:style-name="P2"><text:span text:style-name="T4">Storm of Vengeance:</text:span><text:span text:style-name="T5"> Storm rains acid, lightning, and hail.</text:span></text:p>
      <text:p text:style-name="P2"><text:span text:style-name="T4">Summon Nature’s Ally IX:</text:span><text:span text:style-name="T5"> Calls creature to fight.</text:span></text:p>
      <text:p text:style-name="P2"><text:span text:style-name="T4">Sympathy </text:span><text:span text:style-name="T8">M</text:span><text:span text:style-name="T4">:</text:span><text:span text:style-name="T5"> Object or location attracts certain creatures.</text:span></text:p>
      <text:p text:style-name="P3"/>
      <text:p text:style-name="P2"><text:span text:style-name="T2">PALADIN SPELLS</text:span></text:p>
      <text:p text:style-name="P2"><text:span text:style-name="T3">1ST-LEVEL PALADIN SPELLS</text:span></text:p>
      <text:p text:style-name="P2"><text:span text:style-name="T4">Bless:</text:span><text:span text:style-name="T5"> Allies gain +1 on attack rolls and +1 on saves against fear.</text:span></text:p>
      <text:p text:style-name="P2"><text:span text:style-name="T4">Bless Water:</text:span><text:span text:style-name="T5"> Makes holy water.</text:span></text:p>
      <text:p text:style-name="P2"><text:soft-page-break/><text:span text:style-name="T4">Bless Weapon:</text:span><text:span text:style-name="T5"> Weapon strikes true against evil foes.</text:span></text:p>
      <text:p text:style-name="P2"><text:span text:style-name="T4">Create Water:</text:span><text:span text:style-name="T5"> Creates 2 gallons/level of pure water.</text:span></text:p>
      <text:p text:style-name="P2"><text:span text:style-name="T4">Cure Light Wounds:</text:span><text:span text:style-name="T5"> Cures 1d8 damage +1/level (max +5).</text:span></text:p>
      <text:p text:style-name="P2"><text:span text:style-name="T4">Detect Poison:</text:span><text:span text:style-name="T5"> Detects poison in one creature or small object.</text:span></text:p>
      <text:p text:style-name="P2"><text:span text:style-name="T4">Detect Undead:</text:span><text:span text:style-name="T5"> Reveals undead within 60 ft.</text:span></text:p>
      <text:p text:style-name="P2"><text:span text:style-name="T4">Divine Favor:</text:span><text:span text:style-name="T5"> You gain +1 per three levels on attack and damage rolls.</text:span></text:p>
      <text:p text:style-name="P2"><text:span text:style-name="T4">Endure Elements:</text:span><text:span text:style-name="T5"> Exist comfortably in hot or cold environments.</text:span></text:p>
      <text:p text:style-name="P2"><text:span text:style-name="T4">Magic Weapon:</text:span><text:span text:style-name="T5"> Weapon gains +1 bonus.</text:span></text:p>
      <text:p text:style-name="P2"><text:span text:style-name="T4">Protection from Chaos/Evil:</text:span><text:span text:style-name="T5"> +2 to AC and saves, counter mind control, hedge out elementals and outsiders.</text:span></text:p>
      <text:p text:style-name="P2"><text:span text:style-name="T4">Read Magic:</text:span><text:span text:style-name="T5"> Read scrolls and spellbooks.</text:span></text:p>
      <text:p text:style-name="P2"><text:span text:style-name="T4">Resistance:</text:span><text:span text:style-name="T5"> Subject gains +1 on saving throws.</text:span></text:p>
      <text:p text:style-name="P2"><text:span text:style-name="T4">Restoration, Lesser:</text:span><text:span text:style-name="T5"> Dispels magical ability penalty or repairs 1d4 ability damage.</text:span></text:p>
      <text:p text:style-name="P2"><text:span text:style-name="T4">Virtue:</text:span><text:span text:style-name="T5"> Subject gains 1 temporary hp.</text:span></text:p>
      <text:p text:style-name="P2"><text:span text:style-name="T3">2ND-LEVEL PALADIN SPELLS</text:span></text:p>
      <text:p text:style-name="P2"><text:span text:style-name="T4">Bull’s Strength:</text:span><text:span text:style-name="T5"> Subject gains +4 to Str for 1 min./level.</text:span></text:p>
      <text:p text:style-name="P2"><text:span text:style-name="T4">Delay Poison:</text:span><text:span text:style-name="T5"> Stops poison from harming subject for 1 hour/level.</text:span></text:p>
      <text:p text:style-name="P2"><text:span text:style-name="T4">Eagle’s Splendor:</text:span><text:span text:style-name="T5"> Subject gains +4 to Cha for 1 min./level.</text:span></text:p>
      <text:p text:style-name="P2"><text:span text:style-name="T4">Owl’s Wisdom:</text:span><text:span text:style-name="T5"> Subject gains +4 to Wis for 1 min./level.</text:span></text:p>
      <text:p text:style-name="P2"><text:span text:style-name="T4">Remove Paralysis:</text:span><text:span text:style-name="T5"> Frees one or more creatures from paralysis or </text:span><text:span text:style-name="T6">slow </text:span><text:span text:style-name="T5">effect.</text:span></text:p>
      <text:p text:style-name="P2"><text:span text:style-name="T4">Resist Energy:</text:span><text:span text:style-name="T5"> Ignores 10 (or more) points of damage/attack from specified energy type.</text:span></text:p>
      <text:p text:style-name="P2"><text:span text:style-name="T4">Shield Other </text:span><text:span text:style-name="T8">F</text:span><text:span text:style-name="T4">:</text:span><text:span text:style-name="T5"> You take half of subject’s damage.</text:span></text:p>
      <text:p text:style-name="P2"><text:soft-page-break/><text:span text:style-name="T4">Undetectable Alignment:</text:span><text:span text:style-name="T5"> Conceals alignment for 24 hours.</text:span></text:p>
      <text:p text:style-name="P2"><text:span text:style-name="T4">Zone of Truth:</text:span><text:span text:style-name="T5"> Subjects within range cannot lie.</text:span></text:p>
      <text:p text:style-name="P2"><text:span text:style-name="T3">3RD-LEVEL PALADIN SPELLS</text:span></text:p>
      <text:p text:style-name="P2"><text:span text:style-name="T4">Cure Moderate Wounds:</text:span><text:span text:style-name="T5"> Cures 2d8 damage +1/level (max +10).</text:span></text:p>
      <text:p text:style-name="P2"><text:span text:style-name="T4">Daylight:</text:span><text:span text:style-name="T5"> 60-ft. radius of bright light.</text:span></text:p>
      <text:p text:style-name="P2"><text:span text:style-name="T4">Discern Lies:</text:span><text:span text:style-name="T5"> Reveals deliberate falsehoods.</text:span></text:p>
      <text:p text:style-name="P2"><text:span text:style-name="T4">Dispel Magic:</text:span><text:span text:style-name="T5"> Cancels spells and magical effects.</text:span></text:p>
      <text:p text:style-name="P2"><text:span text:style-name="T4">Heal Mount:</text:span><text:span text:style-name="T5"> As </text:span><text:span text:style-name="T6">heal </text:span><text:span text:style-name="T5">on warhorse or other special mount.</text:span></text:p>
      <text:p text:style-name="P2"><text:span text:style-name="T4">Magic Circle against Chaos:</text:span><text:span text:style-name="T5"> As </text:span><text:span text:style-name="T6">protection from chaos</text:span><text:span text:style-name="T5">, but 10-ft. radius and 10 min./level.</text:span></text:p>
      <text:p text:style-name="P2"><text:span text:style-name="T4">Magic Circle against Evil:</text:span><text:span text:style-name="T5"> As </text:span><text:span text:style-name="T6">protection from evil</text:span><text:span text:style-name="T5">, but 10-ft. radius and 10 min./level.</text:span></text:p>
      <text:p text:style-name="P2"><text:span text:style-name="T4">Magic Weapon, Greater:</text:span><text:span text:style-name="T5"> +1 bonus/four levels (max +5).</text:span></text:p>
      <text:p text:style-name="P2"><text:span text:style-name="T4">Prayer:</text:span><text:span text:style-name="T5"> Allies +1 bonus on most rolls, enemies –1 penalty.</text:span></text:p>
      <text:p text:style-name="P2"><text:span text:style-name="T4">Remove Blindness/Deafness:</text:span><text:span text:style-name="T5"> Cures normal or magical conditions.</text:span></text:p>
      <text:p text:style-name="P2"><text:span text:style-name="T4">Remove Curse:</text:span><text:span text:style-name="T5"> Frees object or person from curse.</text:span></text:p>
      <text:p text:style-name="P2"><text:span text:style-name="T3">4TH-LEVEL PALADIN SPELLS</text:span></text:p>
      <text:p text:style-name="P2"><text:span text:style-name="T4">Break Enchantment:</text:span><text:span text:style-name="T5"> Frees subjects from enchantments, alterations, curses, and petrification.</text:span></text:p>
      <text:p text:style-name="P2"><text:span text:style-name="T4">Cure Serious Wounds:</text:span><text:span text:style-name="T5"> Cures 3d8 damage +1/level (max +15).</text:span></text:p>
      <text:p text:style-name="P2"><text:span text:style-name="T4">Death Ward:</text:span><text:span text:style-name="T5"> Grants immunity to death spells and negative energy effects.</text:span></text:p>
      <text:p text:style-name="P2"><text:span text:style-name="T4">Dispel Chaos:</text:span><text:span text:style-name="T5"> +4 bonus against attacks by chaotic creatures.</text:span></text:p>
      <text:p text:style-name="P2"><text:span text:style-name="T4">Dispel Evil:</text:span><text:span text:style-name="T5"> +4 bonus against attacks by evil creatures.</text:span></text:p>
      <text:p text:style-name="P2"><text:span text:style-name="T4">Holy Sword:</text:span><text:span text:style-name="T5"> Weapon becomes +5, deals +2d6 damage against evil.</text:span></text:p>
      <text:p text:style-name="P2"><text:soft-page-break/><text:span text:style-name="T4">Mark of Justice:</text:span><text:span text:style-name="T5"> Designates action that will trigger </text:span><text:span text:style-name="T6">curse </text:span><text:span text:style-name="T5">on subject.</text:span></text:p>
      <text:p text:style-name="P2"><text:span text:style-name="T4">Neutralize Poison:</text:span><text:span text:style-name="T5"> Immunizes subject against poison, detoxifies venom in or on subject.</text:span></text:p>
      <text:p text:style-name="P2"><text:span text:style-name="T4">Restoration </text:span><text:span text:style-name="T8">M</text:span><text:span text:style-name="T4">:</text:span><text:span text:style-name="T5"> Restores level and ability score drains.</text:span></text:p>
      <text:p text:style-name="P3"/>
      <text:p text:style-name="P2"><text:span text:style-name="T2">RANGER SPELLS</text:span></text:p>
      <text:p text:style-name="P2"><text:span text:style-name="T3">1ST-LEVEL RANGER SPELLS</text:span></text:p>
      <text:p text:style-name="P2"><text:span text:style-name="T4">Alarm:</text:span><text:span text:style-name="T5"> Wards an area for 2 hours/level.</text:span></text:p>
      <text:p text:style-name="P2"><text:span text:style-name="T4">Animal Messenger:</text:span><text:span text:style-name="T5"> Sends a Tiny animal to a specific place.</text:span></text:p>
      <text:p text:style-name="P2"><text:span text:style-name="T4">Calm Animals:</text:span><text:span text:style-name="T5"> Calms (2d4 + level) HD of animals.</text:span></text:p>
      <text:p text:style-name="P2"><text:span text:style-name="T4">Charm Animal:</text:span><text:span text:style-name="T5"> Makes one animal your friend.</text:span></text:p>
      <text:p text:style-name="P2"><text:span text:style-name="T4">Delay Poison:</text:span><text:span text:style-name="T5"> Stops poison from harming subject for 1 hour/level.</text:span></text:p>
      <text:p text:style-name="P2"><text:span text:style-name="T4">Detect Animals or Plants:</text:span><text:span text:style-name="T5"> Detects kinds of animals or plants.</text:span></text:p>
      <text:p text:style-name="P2"><text:span text:style-name="T4">Detect Poison:</text:span><text:span text:style-name="T5"> Detects poison in one creature or object.</text:span></text:p>
      <text:p text:style-name="P2"><text:span text:style-name="T4">Detect Snares and Pits:</text:span><text:span text:style-name="T5"> Reveals natural or primitive traps.</text:span></text:p>
      <text:p text:style-name="P2"><text:span text:style-name="T4">Endure Elements:</text:span><text:span text:style-name="T5"> Exist comfortably in hot or cold environments.</text:span></text:p>
      <text:p text:style-name="P2"><text:span text:style-name="T4">Entangle:</text:span><text:span text:style-name="T5"> Plants entangle everyone in 40-ft.-radius circle.</text:span></text:p>
      <text:p text:style-name="P2"><text:span text:style-name="T4">Hide from Animals:</text:span><text:span text:style-name="T5"> Animals can’t perceive one subject/level.</text:span></text:p>
      <text:p text:style-name="P2"><text:span text:style-name="T4">Jump:</text:span><text:span text:style-name="T5"> Subject gets bonus on Jump checks.</text:span></text:p>
      <text:p text:style-name="P2"><text:span text:style-name="T4">Longstrider:</text:span><text:span text:style-name="T5"> Increases your speed.</text:span></text:p>
      <text:p text:style-name="P2"><text:span text:style-name="T4">Magic Fang:</text:span><text:span text:style-name="T5"> One natural weapon of subject creature gets +1 on attack and damage rolls.</text:span></text:p>
      <text:p text:style-name="P2"><text:span text:style-name="T4">Pass without Trace:</text:span><text:span text:style-name="T5"> One subject/level leaves no tracks.</text:span></text:p>
      <text:p text:style-name="P2"><text:soft-page-break/><text:span text:style-name="T4">Read Magic:</text:span><text:span text:style-name="T5"> Read scrolls and spellbooks.</text:span></text:p>
      <text:p text:style-name="P2"><text:span text:style-name="T4">Resist Energy:</text:span><text:span text:style-name="T5"> Ignores 10 (or more) points of damage/attack from specified energy type.</text:span></text:p>
      <text:p text:style-name="P2"><text:span text:style-name="T4">Speak with Animals:</text:span><text:span text:style-name="T5"> You can communicate with animals.</text:span></text:p>
      <text:p text:style-name="P2"><text:span text:style-name="T4">Summon Nature’s Ally I:</text:span><text:span text:style-name="T5"> Calls animal to fight for you.</text:span></text:p>
      <text:p text:style-name="P2"><text:span text:style-name="T3">2ND-LEVEL RANGER SPELLS</text:span></text:p>
      <text:p text:style-name="P2"><text:span text:style-name="T4">Barkskin:</text:span><text:span text:style-name="T5"> Grants +2 (or higher) enhancement to natural armor.</text:span></text:p>
      <text:p text:style-name="P2"><text:span text:style-name="T4">Bear’s Endurance:</text:span><text:span text:style-name="T5"> Subject gains +4 to Con for 1 min./level.</text:span></text:p>
      <text:p text:style-name="P2"><text:span text:style-name="T4">Cat’s Grace:</text:span><text:span text:style-name="T5"> Subject gains +4 to Dex for 1 min./level.</text:span></text:p>
      <text:p text:style-name="P2"><text:span text:style-name="T4">Cure Light Wounds:</text:span><text:span text:style-name="T5"> Cures 1d8 damage +1/level (max +5).</text:span></text:p>
      <text:p text:style-name="P2"><text:span text:style-name="T4">Hold Animal:</text:span><text:span text:style-name="T5"> Paralyzes one animal for 1 round/level.</text:span></text:p>
      <text:p text:style-name="P2"><text:span text:style-name="T4">Owl’s Wisdom:</text:span><text:span text:style-name="T5"> Subject gains +4 to Wis for 1 min./level.</text:span></text:p>
      <text:p text:style-name="P2"><text:span text:style-name="T4">Protection from Energy:</text:span><text:span text:style-name="T5"> Absorb 12 points/level of damage from one kind of energy.</text:span></text:p>
      <text:p text:style-name="P2"><text:span text:style-name="T4">Snare:</text:span><text:span text:style-name="T5"> Creates a magic booby trap.</text:span></text:p>
      <text:p text:style-name="P2"><text:span text:style-name="T4">Speak with Plants:</text:span><text:span text:style-name="T5"> You can talk to normal plants and plant creatures.</text:span></text:p>
      <text:p text:style-name="P2"><text:span text:style-name="T4">Spike Growth:</text:span><text:span text:style-name="T5"> Creatures in area take 1d4 damage, may be </text:span><text:span text:style-name="T6">slowed.</text:span></text:p>
      <text:p text:style-name="P2"><text:span text:style-name="T4">Summon Nature’s Ally II:</text:span><text:span text:style-name="T5"> Calls animal to fight for you.</text:span></text:p>
      <text:p text:style-name="P2"><text:span text:style-name="T4">Wind Wall:</text:span><text:span text:style-name="T5"> Deflects arrows, smaller creatures, and gases.</text:span></text:p>
      <text:p text:style-name="P2"><text:span text:style-name="T3">3RD-LEVEL RANGER SPELLS</text:span></text:p>
      <text:p text:style-name="P2"><text:span text:style-name="T4">Command Plants:</text:span><text:span text:style-name="T5"> Sway the actions of one or more plant creatures.</text:span></text:p>
      <text:p text:style-name="P2"><text:span text:style-name="T4">Cure Moderate Wounds:</text:span><text:span text:style-name="T5"> Cures 2d8 damage +1/level (max +10).</text:span></text:p>
      <text:p text:style-name="P2"><text:span text:style-name="T4">Darkvision:</text:span><text:span text:style-name="T5"> See 60 ft. in total darkness.</text:span></text:p>
      <text:p text:style-name="P2"><text:soft-page-break/><text:span text:style-name="T4">Diminish Plants:</text:span><text:span text:style-name="T5"> Reduces size or blights growth of normal plants.</text:span></text:p>
      <text:p text:style-name="P2"><text:span text:style-name="T4">Magic Fang, Greater:</text:span><text:span text:style-name="T5"> One natural weapon of subject creature gets +1/three caster levels on attack and damage rolls (max +5).</text:span></text:p>
      <text:p text:style-name="P2"><text:span text:style-name="T4">Neutralize Poison:</text:span><text:span text:style-name="T5"> Immunizes subject against poison, detoxifies venom in or on subject.</text:span></text:p>
      <text:p text:style-name="P2"><text:span text:style-name="T4">Plant Growth:</text:span><text:span text:style-name="T5"> Grows vegetation, improves crops.</text:span></text:p>
      <text:p text:style-name="P2"><text:span text:style-name="T4">Reduce Animal:</text:span><text:span text:style-name="T5"> Shrinks one willing animal.</text:span></text:p>
      <text:p text:style-name="P2"><text:span text:style-name="T4">Remove Disease:</text:span><text:span text:style-name="T5"> Cures all diseases affecting subject.</text:span></text:p>
      <text:p text:style-name="P2"><text:span text:style-name="T4">Repel Vermin:</text:span><text:span text:style-name="T5"> Insects, spiders, and other vermin stay 10 ft. away.</text:span></text:p>
      <text:p text:style-name="P2"><text:span text:style-name="T4">Summon Nature’s Ally III:</text:span><text:span text:style-name="T5"> Calls animal to fight for you.</text:span></text:p>
      <text:p text:style-name="P2"><text:span text:style-name="T4">Tree Shape:</text:span><text:span text:style-name="T5"> You look exactly like a tree for 1 hour/level.</text:span></text:p>
      <text:p text:style-name="P2"><text:span text:style-name="T4">Water Walk:</text:span><text:span text:style-name="T5"> Subject treads on water as if solid.</text:span></text:p>
      <text:p text:style-name="P2"><text:span text:style-name="T3">4TH-LEVEL RANGER SPELLS</text:span></text:p>
      <text:p text:style-name="P2"><text:span text:style-name="T4">Animal Growth:</text:span><text:span text:style-name="T5"> One animal/two levels doubles in size.</text:span></text:p>
      <text:p text:style-name="P2"><text:span text:style-name="T4">Commune with Nature:</text:span><text:span text:style-name="T5"> Learn about terrain for 1 mile/level.</text:span></text:p>
      <text:p text:style-name="P2"><text:span text:style-name="T4">Cure Serious Wounds:</text:span><text:span text:style-name="T5"> Cures 3d8 damage +1/level (max +15).</text:span></text:p>
      <text:p text:style-name="P2"><text:span text:style-name="T4">Freedom of Movement:</text:span><text:span text:style-name="T5"> Subject moves normally despite impediments.</text:span></text:p>
      <text:p text:style-name="P2"><text:span text:style-name="T4">Nondetection </text:span><text:span text:style-name="T8">M</text:span><text:span text:style-name="T4">:</text:span><text:span text:style-name="T5"> Hides subject from divination, scrying.</text:span></text:p>
      <text:p text:style-name="P2"><text:span text:style-name="T4">Summon Nature’s Ally IV:</text:span><text:span text:style-name="T5"> Calls animal to fight for you.</text:span></text:p>
      <text:p text:style-name="P2"><text:span text:style-name="T4">Tree Stride:</text:span><text:span text:style-name="T5"> Step from one tree to another far away.</text:span></text:p>
      <text:p text:style-name="P3"/>
      <text:p text:style-name="P2"><text:span text:style-name="T2">SORCERER/WIZARD SPELLS</text:span></text:p>
      <text:p text:style-name="P2"><text:span text:style-name="T3">0-LEVEL SORCERER/WIZARD SPELLS (CANTRIPS)</text:span></text:p>
      <text:p text:style-name="P2"><text:soft-page-break/><text:span text:style-name="T5">Abjur</text:span></text:p>
      <text:p text:style-name="P2"><text:span text:style-name="T4">Resistance:</text:span><text:span text:style-name="T5"> Subject gains +1 on saving throws.</text:span></text:p>
      <text:p text:style-name="P2"><text:span text:style-name="T5">Conj</text:span></text:p>
      <text:p text:style-name="P2"><text:span text:style-name="T4">Acid Splash:</text:span><text:span text:style-name="T5"> Orb deals 1d3 acid damage.</text:span></text:p>
      <text:p text:style-name="P2"><text:span text:style-name="T5">Div</text:span></text:p>
      <text:p text:style-name="P2"><text:span text:style-name="T4">Detect Poison:</text:span><text:span text:style-name="T5"> Detects poison in one creature or small object.</text:span></text:p>
      <text:p text:style-name="P2"><text:span text:style-name="T4">Detect Magic:</text:span><text:span text:style-name="T5"> Detects spells and magic items within 60 ft.</text:span></text:p>
      <text:p text:style-name="P2"><text:span text:style-name="T4">Read Magic:</text:span><text:span text:style-name="T5"> Read scrolls and spellbooks.</text:span></text:p>
      <text:p text:style-name="P2"><text:span text:style-name="T5">Ench</text:span></text:p>
      <text:p text:style-name="P2"><text:span text:style-name="T4">Daze:</text:span><text:span text:style-name="T5"> Humanoid creature of 4 HD or less loses next action.</text:span></text:p>
      <text:p text:style-name="P2"><text:span text:style-name="T5">Evoc</text:span></text:p>
      <text:p text:style-name="P2"><text:span text:style-name="T4">Dancing Lights:</text:span><text:span text:style-name="T5"> Creates torches or other lights.</text:span></text:p>
      <text:p text:style-name="P2"><text:span text:style-name="T4">Flare:</text:span><text:span text:style-name="T5"> Dazzles one creature (–1 on attack rolls).</text:span></text:p>
      <text:p text:style-name="P2"><text:span text:style-name="T4">Light:</text:span><text:span text:style-name="T5"> Object shines like a torch.</text:span></text:p>
      <text:p text:style-name="P2"><text:span text:style-name="T4">Ray of Frost:</text:span><text:span text:style-name="T5"> Ray deals 1d3 cold damage.</text:span></text:p>
      <text:p text:style-name="P2"><text:span text:style-name="T5">Illus</text:span></text:p>
      <text:p text:style-name="P2"><text:span text:style-name="T4">Ghost Sound:</text:span><text:span text:style-name="T5"> Figment sounds.</text:span></text:p>
      <text:p text:style-name="P2"><text:span text:style-name="T5">Necro</text:span></text:p>
      <text:p text:style-name="P2"><text:span text:style-name="T4">Disrupt Undead:</text:span><text:span text:style-name="T5"> Deals 1d6 damage to one undead.</text:span></text:p>
      <text:p text:style-name="P2"><text:span text:style-name="T4">Touch of Fatigue:</text:span><text:span text:style-name="T5"> Touch attack fatigues target.</text:span></text:p>
      <text:p text:style-name="P2"><text:span text:style-name="T5">Trans</text:span></text:p>
      <text:p text:style-name="P2"><text:soft-page-break/><text:span text:style-name="T4">Mage Hand:</text:span><text:span text:style-name="T5"> 5-pound telekinesis.</text:span></text:p>
      <text:p text:style-name="P2"><text:span text:style-name="T4">Mending:</text:span><text:span text:style-name="T5"> Makes minor repairs on an object.</text:span></text:p>
      <text:p text:style-name="P2"><text:span text:style-name="T4">Message:</text:span><text:span text:style-name="T5"> Whispered conversation at distance.</text:span></text:p>
      <text:p text:style-name="P2"><text:span text:style-name="T4">Open/Close:</text:span><text:span text:style-name="T5"> Opens or closes small or light things.</text:span></text:p>
      <text:p text:style-name="P2"><text:span text:style-name="T5">Univ</text:span></text:p>
      <text:p text:style-name="P2"><text:span text:style-name="T4">Arcane Mark:</text:span><text:span text:style-name="T5"> Inscribes a personal rune (visible or invisible).</text:span></text:p>
      <text:p text:style-name="P2"><text:span text:style-name="T4">Prestidigitation:</text:span><text:span text:style-name="T5"> Performs minor tricks.</text:span></text:p>
      <text:p text:style-name="P2"><text:span text:style-name="T3">1ST-LEVEL SORCERER/WIZARD SPELLS</text:span></text:p>
      <text:p text:style-name="P2"><text:span text:style-name="T5">Abjur</text:span></text:p>
      <text:p text:style-name="P2"><text:span text:style-name="T4">Alarm:</text:span><text:span text:style-name="T5"> Wards an area for 2 hours/level.</text:span></text:p>
      <text:p text:style-name="P2"><text:span text:style-name="T4">Endure Elements:</text:span><text:span text:style-name="T5"> Exist comfortably in hot or cold environments.</text:span></text:p>
      <text:p text:style-name="P2"><text:span text:style-name="T4">Hold Portal:</text:span><text:span text:style-name="T5"> Holds door shut.</text:span></text:p>
      <text:p text:style-name="P2"><text:span text:style-name="T4">Protection from Chaos/Evil/Good/Law:</text:span><text:span text:style-name="T5"> +2 to AC and saves, counter mind control, hedge out elementals and outsiders.</text:span></text:p>
      <text:p text:style-name="P2"><text:span text:style-name="T4">Shield:</text:span><text:span text:style-name="T5"> Invisible disc gives +4 to AC, blocks </text:span><text:span text:style-name="T6">magic missiles.</text:span></text:p>
      <text:p text:style-name="P2"><text:span text:style-name="T5">Conj</text:span></text:p>
      <text:p text:style-name="P2"><text:span text:style-name="T4">Grease:</text:span><text:span text:style-name="T5"> Makes 10-ft. square or one object slippery.</text:span></text:p>
      <text:p text:style-name="P2"><text:span text:style-name="T4">Mage Armor:</text:span><text:span text:style-name="T5"> Gives subject +4 armor bonus.</text:span></text:p>
      <text:p text:style-name="P2"><text:span text:style-name="T4">Mount:</text:span><text:span text:style-name="T5"> Summons riding horse for 2 hours/level.</text:span></text:p>
      <text:p text:style-name="P2"><text:span text:style-name="T4">Obscuring Mist:</text:span><text:span text:style-name="T5"> Fog surrounds you.</text:span></text:p>
      <text:p text:style-name="P2"><text:span text:style-name="T4">Summon Monster I:</text:span><text:span text:style-name="T5"> Calls extraplanar creature to fight for you.</text:span></text:p>
      <text:p text:style-name="P2"><text:span text:style-name="T4">Unseen Servant:</text:span><text:span text:style-name="T5"> Invisible force obeys your commands.</text:span></text:p>
      <text:p text:style-name="P2"><text:soft-page-break/><text:span text:style-name="T5">Div</text:span></text:p>
      <text:p text:style-name="P2"><text:span text:style-name="T4">Comprehend Languages:</text:span><text:span text:style-name="T5"> You understand all spoken and written languages.</text:span></text:p>
      <text:p text:style-name="P2"><text:span text:style-name="T4">Detect Secret Doors:</text:span><text:span text:style-name="T5"> Reveals hidden doors within 60 ft.</text:span></text:p>
      <text:p text:style-name="P2"><text:span text:style-name="T4">Detect Undead:</text:span><text:span text:style-name="T5"> Reveals undead within 60 ft.</text:span></text:p>
      <text:p text:style-name="P2"><text:span text:style-name="T4">Identify </text:span><text:span text:style-name="T8">M</text:span><text:span text:style-name="T4">:</text:span><text:span text:style-name="T5"> Determines properties of magic item.</text:span></text:p>
      <text:p text:style-name="P2"><text:span text:style-name="T4">True Strike:</text:span><text:span text:style-name="T5"> +20 on your next attack roll.</text:span></text:p>
      <text:p text:style-name="P2"><text:span text:style-name="T5">Ench</text:span></text:p>
      <text:p text:style-name="P2"><text:span text:style-name="T4">Charm Person: </text:span><text:span text:style-name="T5">Makes one person your friend.</text:span></text:p>
      <text:p text:style-name="P2"><text:span text:style-name="T4">Hypnotism:</text:span><text:span text:style-name="T5"> Fascinates 2d4 HD of creatures.</text:span></text:p>
      <text:p text:style-name="P2"><text:span text:style-name="T4">Sleep:</text:span><text:span text:style-name="T5"> Puts 4 HD of creatures into magical slumber.</text:span></text:p>
      <text:p text:style-name="P2"><text:span text:style-name="T5">Evoc</text:span></text:p>
      <text:p text:style-name="P2"><text:span text:style-name="T4">Burning Hands:</text:span><text:span text:style-name="T5"> 1d4/level fire damage (max 5d4).</text:span></text:p>
      <text:p text:style-name="P2"><text:span text:style-name="T4">Floating Disk:</text:span><text:span text:style-name="T5"> Creates 3-ft.-diameter horizontal disk that holds 100 lb./level.</text:span></text:p>
      <text:p text:style-name="P2"><text:span text:style-name="T4">Magic Missile:</text:span><text:span text:style-name="T5"> 1d4+1 damage; +1 missile per two levels above 1st (max 5).</text:span></text:p>
      <text:p text:style-name="P2"><text:span text:style-name="T4">Shocking Grasp:</text:span><text:span text:style-name="T5"> Touch delivers 1d6/level electricity damage (max 5d6).</text:span></text:p>
      <text:p text:style-name="P2"><text:span text:style-name="T5">Illus</text:span></text:p>
      <text:p text:style-name="P2"><text:span text:style-name="T4">Color Spray:</text:span><text:span text:style-name="T5"> Knocks unconscious, blinds, and/or stuns weak creatures.</text:span></text:p>
      <text:p text:style-name="P2"><text:span text:style-name="T4">Disguise Self:</text:span><text:span text:style-name="T5"> Changes your appearance.</text:span></text:p>
      <text:p text:style-name="P2"><text:span text:style-name="T4">Magic Aura:</text:span><text:span text:style-name="T5"> Alters object’s magic aura.</text:span></text:p>
      <text:p text:style-name="P2"><text:span text:style-name="T4">Silent Image:</text:span><text:span text:style-name="T5"> Creates minor illusion of your design.</text:span></text:p>
      <text:p text:style-name="P2"><text:span text:style-name="T4">Ventriloquism:</text:span><text:span text:style-name="T5"> Throws voice for 1 min./level.</text:span></text:p>
      <text:p text:style-name="P2"><text:soft-page-break/><text:span text:style-name="T5">Necro</text:span></text:p>
      <text:p text:style-name="P2"><text:span text:style-name="T4">Cause Fear:</text:span><text:span text:style-name="T5"> One creature of 5 HD or less flees for 1d4 rounds.</text:span></text:p>
      <text:p text:style-name="P2"><text:span text:style-name="T4">Chill Touch:</text:span><text:span text:style-name="T5"> One touch/level deals 1d6 damage and possibly 1 Str damage.</text:span></text:p>
      <text:p text:style-name="P2"><text:span text:style-name="T4">Ray of Enfeeblement:</text:span><text:span text:style-name="T5"> Ray deals 1d6 +1 per two levels Str damage.</text:span></text:p>
      <text:p text:style-name="P2"><text:span text:style-name="T5">Trans</text:span></text:p>
      <text:p text:style-name="P2"><text:span text:style-name="T4">Animate Rope: </text:span><text:span text:style-name="T5">Makes a rope move at your command.</text:span></text:p>
      <text:p text:style-name="P2"><text:span text:style-name="T4">Enlarge Person:</text:span><text:span text:style-name="T5"> Humanoid creature doubles in size.</text:span></text:p>
      <text:p text:style-name="P2"><text:span text:style-name="T4">Erase: </text:span><text:span text:style-name="T5">Mundane or magical writing vanishes.</text:span></text:p>
      <text:p text:style-name="P2"><text:span text:style-name="T4">Expeditious Retreat:</text:span><text:span text:style-name="T5"> Your speed increases by 30 ft.</text:span></text:p>
      <text:p text:style-name="P2"><text:span text:style-name="T4">Feather Fall:</text:span><text:span text:style-name="T5"> Objects or creatures fall slowly.</text:span></text:p>
      <text:p text:style-name="P2"><text:span text:style-name="T4">Jump:</text:span><text:span text:style-name="T5"> Subject gets bonus on Jump checks.</text:span></text:p>
      <text:p text:style-name="P2"><text:span text:style-name="T4">Magic Weapon: </text:span><text:span text:style-name="T5">Weapon gains +1 bonus.</text:span></text:p>
      <text:p text:style-name="P2"><text:span text:style-name="T4">Reduce Person:</text:span><text:span text:style-name="T5"> Humanoid creature halves in size.</text:span></text:p>
      <text:p text:style-name="P2"><text:span text:style-name="T3">2ND-LEVEL SORCERER/WIZARD SPELLS</text:span></text:p>
      <text:p text:style-name="P2"><text:span text:style-name="T5">Abjur</text:span></text:p>
      <text:p text:style-name="P2"><text:span text:style-name="T4">Arcane Lock </text:span><text:span text:style-name="T8">M</text:span><text:span text:style-name="T4">:</text:span><text:span text:style-name="T5"> Magically locks a portal or chest.</text:span></text:p>
      <text:p text:style-name="P2"><text:span text:style-name="T4">Obscure Object:</text:span><text:span text:style-name="T5"> Masks object against scrying.</text:span></text:p>
      <text:p text:style-name="P2"><text:span text:style-name="T4">Protection from Arrows:</text:span><text:span text:style-name="T5"> Subject immune to most ranged attacks.</text:span></text:p>
      <text:p text:style-name="P2"><text:span text:style-name="T4">Resist Energy:</text:span><text:span text:style-name="T5"> Ignores first 10 (or more) points of damage/attack from specified energy type.</text:span></text:p>
      <text:p text:style-name="P2"><text:span text:style-name="T5">Conj</text:span></text:p>
      <text:p text:style-name="P2"><text:span text:style-name="T4">Acid Arrow:</text:span><text:span text:style-name="T5"> Ranged touch attack; 2d4 damage for 1 round +1 round/three levels.</text:span></text:p>
      <text:p text:style-name="P2"><text:soft-page-break/><text:span text:style-name="T4">Fog Cloud:</text:span><text:span text:style-name="T5"> Fog obscures vision.</text:span></text:p>
      <text:p text:style-name="P2"><text:span text:style-name="T4">Glitterdust:</text:span><text:span text:style-name="T5"> Blinds creatures, outlines invisible creatures.</text:span></text:p>
      <text:p text:style-name="P2"><text:span text:style-name="T4">Summon Monster II:</text:span><text:span text:style-name="T5"> Calls extraplanar creature to fight for you.</text:span></text:p>
      <text:p text:style-name="P2"><text:span text:style-name="T4">Summon Swarm:</text:span><text:span text:style-name="T5"> Summons swarm of bats, rats, or spiders.</text:span></text:p>
      <text:p text:style-name="P2"><text:span text:style-name="T4">Web:</text:span><text:span text:style-name="T5"> Fills 20-ft.-radius spread with sticky spiderwebs.</text:span></text:p>
      <text:p text:style-name="P2"><text:span text:style-name="T5">Div</text:span></text:p>
      <text:p text:style-name="P2"><text:span text:style-name="T4">Detect Thoughts:</text:span><text:span text:style-name="T5"> Allows “listening” to surface thoughts.</text:span></text:p>
      <text:p text:style-name="P2"><text:span text:style-name="T4">Locate Object:</text:span><text:span text:style-name="T5"> Senses direction toward object (specific or type).</text:span></text:p>
      <text:p text:style-name="P2"><text:span text:style-name="T4">See Invisibility:</text:span><text:span text:style-name="T5"> Reveals invisible creatures or objects.</text:span></text:p>
      <text:p text:style-name="P2"><text:span text:style-name="T5">Ench</text:span></text:p>
      <text:p text:style-name="P2"><text:span text:style-name="T4">Daze Monster:</text:span><text:span text:style-name="T5"> Living creature of 6 HD or less loses next action.</text:span></text:p>
      <text:p text:style-name="P2"><text:span text:style-name="T4">Hideous Laughter:</text:span><text:span text:style-name="T5"> Subject loses actions for 1 round/level.</text:span></text:p>
      <text:p text:style-name="P2"><text:span text:style-name="T4">Touch of Idiocy:</text:span><text:span text:style-name="T5"> Subject takes 1d6 points of Int, Wis, and Cha damage.</text:span></text:p>
      <text:p text:style-name="P2"><text:span text:style-name="T5">Evoc</text:span></text:p>
      <text:p text:style-name="P2"><text:span text:style-name="T4">Continual Flame </text:span><text:span text:style-name="T8">M</text:span><text:span text:style-name="T4">:</text:span><text:span text:style-name="T5"> Makes a permanent, heatless torch.</text:span></text:p>
      <text:p text:style-name="P2"><text:span text:style-name="T4">Darkness:</text:span><text:span text:style-name="T5"> 20-ft. radius of supernatural shadow.</text:span></text:p>
      <text:p text:style-name="P2"><text:span text:style-name="T4">Flaming Sphere:</text:span><text:span text:style-name="T5"> Creates rolling ball of fire, 2d6 damage, lasts 1 round/level.</text:span></text:p>
      <text:p text:style-name="P2"><text:span text:style-name="T4">Gust of Wind:</text:span><text:span text:style-name="T5"> Blows away or knocks down smaller creatures.</text:span></text:p>
      <text:p text:style-name="P2"><text:span text:style-name="T4">Scorching Ray:</text:span><text:span text:style-name="T5"> Ranged touch attack deals 4d6 fire damage, +1 ray/four levels (max 3).</text:span></text:p>
      <text:p text:style-name="P2"><text:span text:style-name="T4">Shatter:</text:span><text:span text:style-name="T5"> Sonic vibration damages objects or crystalline creatures.</text:span></text:p>
      <text:p text:style-name="P2"><text:span text:style-name="T5">Illus</text:span></text:p>
      <text:p text:style-name="P2"><text:soft-page-break/><text:span text:style-name="T4">Blur:</text:span><text:span text:style-name="T5"> Attacks miss subject 20% of the time.</text:span></text:p>
      <text:p text:style-name="P2"><text:span text:style-name="T4">Hypnotic Pattern:</text:span><text:span text:style-name="T5"> Fascinates (2d4 + level) HD of creatures.</text:span></text:p>
      <text:p text:style-name="P2"><text:span text:style-name="T4">Invisibility:</text:span><text:span text:style-name="T5"> Subject is invisible for 1 min./level or until it attacks.</text:span></text:p>
      <text:p text:style-name="P2"><text:span text:style-name="T4">Magic Mouth </text:span><text:span text:style-name="T8">M</text:span><text:span text:style-name="T4">:</text:span><text:span text:style-name="T5"> Speaks once when triggered.</text:span></text:p>
      <text:p text:style-name="P2"><text:span text:style-name="T4">Minor Image:</text:span><text:span text:style-name="T5"> As </text:span><text:span text:style-name="T6">silent image</text:span><text:span text:style-name="T5">, plus some sound.</text:span></text:p>
      <text:p text:style-name="P2"><text:span text:style-name="T4">Mirror Image:</text:span><text:span text:style-name="T5"> Creates decoy duplicates of you (1d4 +1 per three levels, max 8).</text:span></text:p>
      <text:p text:style-name="P2"><text:span text:style-name="T4">Misdirection:</text:span><text:span text:style-name="T5"> Misleads divinations for one creature or object.</text:span></text:p>
      <text:p text:style-name="P2"><text:span text:style-name="T4">Phantom Trap </text:span><text:span text:style-name="T8">M</text:span><text:span text:style-name="T4">: </text:span><text:span text:style-name="T5">Makes item seem trapped.</text:span></text:p>
      <text:p text:style-name="P2"><text:span text:style-name="T5">Necro</text:span></text:p>
      <text:p text:style-name="P2"><text:span text:style-name="T4">Blindness/Deafness:</text:span><text:span text:style-name="T5"> Makes subject blinded or deafened.</text:span></text:p>
      <text:p text:style-name="P2"><text:span text:style-name="T4">Command Undead:</text:span><text:span text:style-name="T5"> Undead creature obeys your commands.</text:span></text:p>
      <text:p text:style-name="P2"><text:span text:style-name="T4">False Life:</text:span><text:span text:style-name="T5"> Gain 1d10 temporary hp +1/level (max +10).</text:span></text:p>
      <text:p text:style-name="P2"><text:span text:style-name="T4">Ghoul Touch:</text:span><text:span text:style-name="T5"> Paralyzes one subject, which exudes stEnch</text:span></text:p>
      <text:p text:style-name="P2"><text:span text:style-name="T5">that makes those nearby sickened.</text:span></text:p>
      <text:p text:style-name="P2"><text:span text:style-name="T4">Scare:</text:span><text:span text:style-name="T5"> Panics creatures of less than 6 HD.</text:span></text:p>
      <text:p text:style-name="P2"><text:span text:style-name="T4">Spectral Hand:</text:span><text:span text:style-name="T5"> Creates disembodied glowing hand to deliver touch attacks.</text:span></text:p>
      <text:p text:style-name="P2"><text:span text:style-name="T5">Trans</text:span></text:p>
      <text:p text:style-name="P2"><text:span text:style-name="T4">Alter Self:</text:span><text:span text:style-name="T5"> Assume form of a similar creature.</text:span></text:p>
      <text:p text:style-name="P2"><text:span text:style-name="T4">Bear’s Endurance:</text:span><text:span text:style-name="T5"> Subject gains +4 to Con for 1 min./level.</text:span></text:p>
      <text:p text:style-name="P2"><text:span text:style-name="T4">Bull’s Strength:</text:span><text:span text:style-name="T5"> Subject gains +4 to Str for 1 min./level.</text:span></text:p>
      <text:p text:style-name="P2"><text:span text:style-name="T4">Cat’s Grace:</text:span><text:span text:style-name="T5"> Subject gains +4 to Dex for 1 min./level.</text:span></text:p>
      <text:p text:style-name="P2"><text:soft-page-break/><text:span text:style-name="T4">Darkvision:</text:span><text:span text:style-name="T5"> See 60 ft. in total darkness.</text:span></text:p>
      <text:p text:style-name="P2"><text:span text:style-name="T4">Eagle’s Splendor:</text:span><text:span text:style-name="T5"> Subject gains +4 to Cha for 1 min./level.</text:span></text:p>
      <text:p text:style-name="P2"><text:span text:style-name="T4">Fox’s Cunning:</text:span><text:span text:style-name="T5"> Subject gains +4 Int for 1 min./level.</text:span></text:p>
      <text:p text:style-name="P2"><text:span text:style-name="T4">Knock:</text:span><text:span text:style-name="T5"> Opens locked or magically sealed door.</text:span></text:p>
      <text:p text:style-name="P2"><text:span text:style-name="T4">Levitate:</text:span><text:span text:style-name="T5"> Subject moves up and down at your direction.</text:span></text:p>
      <text:p text:style-name="P2"><text:span text:style-name="T4">Owl’s Wisdom:</text:span><text:span text:style-name="T5"> Subject gains +4 to Wis for 1 min./level.</text:span></text:p>
      <text:p text:style-name="P2"><text:span text:style-name="T4">Pyrotechnics:</text:span><text:span text:style-name="T5"> Turns fire into blinding light or choking smoke.</text:span></text:p>
      <text:p text:style-name="P2"><text:span text:style-name="T4">Rope Trick:</text:span><text:span text:style-name="T5"> As many as eight creatures hide in extradimensional space.</text:span></text:p>
      <text:p text:style-name="P2"><text:span text:style-name="T4">Spider Climb:</text:span><text:span text:style-name="T5"> Grants ability to walk on walls and ceilings.</text:span></text:p>
      <text:p text:style-name="P2"><text:span text:style-name="T4">Whispering Wind:</text:span><text:span text:style-name="T5"> Sends a short message 1 mile/level.</text:span></text:p>
      <text:p text:style-name="P2"><text:span text:style-name="T3">3RD-LEVEL SORCERER/WIZARD SPELLS</text:span></text:p>
      <text:p text:style-name="P2"><text:span text:style-name="T5">Abjur</text:span></text:p>
      <text:p text:style-name="P2"><text:span text:style-name="T4">Dispel Magic:</text:span><text:span text:style-name="T5"> Cancels magical spells and effects.</text:span></text:p>
      <text:p text:style-name="P2"><text:span text:style-name="T4">Explosive Runes:</text:span><text:span text:style-name="T5"> Deals 6d6 damage when read.</text:span></text:p>
      <text:p text:style-name="P2"><text:span text:style-name="T4">Magic Circle against Chaos/Evil/Good/Law:</text:span><text:span text:style-name="T5"> As </text:span><text:span text:style-name="T6">protection </text:span><text:span text:style-name="T5">spells, but 10-ft. radius and 10 min./level.</text:span></text:p>
      <text:p text:style-name="P2"><text:span text:style-name="T4">Nondetection </text:span><text:span text:style-name="T8">M</text:span><text:span text:style-name="T4">:</text:span><text:span text:style-name="T5"> Hides subject from divination, scrying.</text:span></text:p>
      <text:p text:style-name="P2"><text:span text:style-name="T4">Protection from Energy:</text:span><text:span text:style-name="T5"> Absorb 12 points/level of damage from one kind of energy.</text:span></text:p>
      <text:p text:style-name="P2"><text:span text:style-name="T5">Conj</text:span></text:p>
      <text:p text:style-name="P2"><text:span text:style-name="T4">Phantom Steed:</text:span><text:span text:style-name="T5"> Magic horse appears for 1 hour/level.</text:span></text:p>
      <text:p text:style-name="P2"><text:span text:style-name="T4">Sepia Snake Sigil </text:span><text:span text:style-name="T8">M</text:span><text:span text:style-name="T4">:</text:span><text:span text:style-name="T5"> Creates text symbol that immobilizes reader.</text:span></text:p>
      <text:p text:style-name="P2"><text:span text:style-name="T4">Sleet Storm:</text:span><text:span text:style-name="T5"> Hampers vision and movement.</text:span></text:p>
      <text:p text:style-name="P2"><text:soft-page-break/><text:span text:style-name="T4">Stinking Cloud:</text:span><text:span text:style-name="T5"> Nauseating vapors, 1 round/level.</text:span></text:p>
      <text:p text:style-name="P2"><text:span text:style-name="T4">Summon Monster III:</text:span><text:span text:style-name="T5"> Calls extraplanar creature to fight for you.</text:span></text:p>
      <text:p text:style-name="P2"><text:span text:style-name="T5">Div</text:span></text:p>
      <text:p text:style-name="P2"><text:span text:style-name="T4">Arcane Sight:</text:span><text:span text:style-name="T5"> Magical auras become visible to you.</text:span></text:p>
      <text:p text:style-name="P2"><text:span text:style-name="T4">Clairaudience/Clairvoyance:</text:span><text:span text:style-name="T5"> Hear or see at a distance for 1 min./level.</text:span></text:p>
      <text:p text:style-name="P2"><text:span text:style-name="T4">Tongues:</text:span><text:span text:style-name="T5"> Speak any language.</text:span></text:p>
      <text:p text:style-name="P2"><text:span text:style-name="T5">Ench</text:span></text:p>
      <text:p text:style-name="P2"><text:span text:style-name="T4">Deep Slumber:</text:span><text:span text:style-name="T5"> Puts 10 HD of creatures to sleep.</text:span></text:p>
      <text:p text:style-name="P2"><text:span text:style-name="T4">Heroism:</text:span><text:span text:style-name="T5"> Gives +2 bonus on attack rolls, saves, skill checks.</text:span></text:p>
      <text:p text:style-name="P2"><text:span text:style-name="T4">Hold Person:</text:span><text:span text:style-name="T5"> Paralyzes one humanoid for 1 round/level.</text:span></text:p>
      <text:p text:style-name="P2"><text:span text:style-name="T4">Rage:</text:span><text:span text:style-name="T5"> Subjects gains +2 to Str and Con, +1 on Will saves, –2 to AC.</text:span></text:p>
      <text:p text:style-name="P2"><text:span text:style-name="T4">Suggestion:</text:span><text:span text:style-name="T5"> Compels subject to follow stated course of action.</text:span></text:p>
      <text:p text:style-name="P2"><text:span text:style-name="T5">Evoc</text:span></text:p>
      <text:p text:style-name="P2"><text:span text:style-name="T4">Daylight:</text:span><text:span text:style-name="T5"> 60-ft. radius of bright light.</text:span></text:p>
      <text:p text:style-name="P2"><text:span text:style-name="T4">Fireball:</text:span><text:span text:style-name="T5"> 1d6 damage per level, 20-ft. radius.</text:span></text:p>
      <text:p text:style-name="P2"><text:span text:style-name="T4">Lightning Bolt:</text:span><text:span text:style-name="T5"> Electricity deals 1d6/level damage.</text:span></text:p>
      <text:p text:style-name="P2"><text:span text:style-name="T4">Tiny Hut:</text:span><text:span text:style-name="T5"> Creates shelter for ten creatures.</text:span></text:p>
      <text:p text:style-name="P2"><text:span text:style-name="T4">Wind Wall:</text:span><text:span text:style-name="T5"> Deflects arrows, smaller creatures, and gases.</text:span></text:p>
      <text:p text:style-name="P2"><text:span text:style-name="T5">Illus</text:span></text:p>
      <text:p text:style-name="P2"><text:span text:style-name="T4">Displacement:</text:span><text:span text:style-name="T5"> Attacks miss subject 50%.</text:span></text:p>
      <text:p text:style-name="P2"><text:span text:style-name="T4">Illusory Script </text:span><text:span text:style-name="T8">M</text:span><text:span text:style-name="T4">:</text:span><text:span text:style-name="T5"> Only intended reader can decipher.</text:span></text:p>
      <text:p text:style-name="P2"><text:soft-page-break/><text:span text:style-name="T4">Invisibility Sphere:</text:span><text:span text:style-name="T5"> Makes everyone within 10 ft. invisible.</text:span></text:p>
      <text:p text:style-name="P2"><text:span text:style-name="T4">Major Image:</text:span><text:span text:style-name="T5"> As </text:span><text:span text:style-name="T6">silent image</text:span><text:span text:style-name="T5">, plus sound, smell and thermal effects.</text:span></text:p>
      <text:p text:style-name="P2"><text:span text:style-name="T5">Necro</text:span></text:p>
      <text:p text:style-name="P2"><text:span text:style-name="T4">Gentle Repose:</text:span><text:span text:style-name="T5"> Preserves one corpse.</text:span></text:p>
      <text:p text:style-name="P2"><text:span text:style-name="T4">Halt Undead:</text:span><text:span text:style-name="T5"> Immobilizes undead for 1 round/level.</text:span></text:p>
      <text:p text:style-name="P2"><text:span text:style-name="T4">Ray of Exhaustion:</text:span><text:span text:style-name="T5"> Ray makes subject exhausted.</text:span></text:p>
      <text:p text:style-name="P2"><text:span text:style-name="T4">Vampiric Touch:</text:span><text:span text:style-name="T5"> Touch deals 1d6/two levels damage; caster gains damage as hp.</text:span></text:p>
      <text:p text:style-name="P2"><text:span text:style-name="T5">Trans</text:span></text:p>
      <text:p text:style-name="P2"><text:span text:style-name="T4">Blink:</text:span><text:span text:style-name="T5"> You randomly vanish and reappear for 1 round/level.</text:span></text:p>
      <text:p text:style-name="P2"><text:span text:style-name="T4">Flame Arrow:</text:span><text:span text:style-name="T5"> Arrows deal +1d6 fire damage.</text:span></text:p>
      <text:p text:style-name="P2"><text:span text:style-name="T4">Fly:</text:span><text:span text:style-name="T5"> Subject flies at speed of 60 ft.</text:span></text:p>
      <text:p text:style-name="P2"><text:span text:style-name="T4">Gaseous Form:</text:span><text:span text:style-name="T5"> Subject becomes insubstantial and can fly slowly.</text:span></text:p>
      <text:p text:style-name="P2"><text:span text:style-name="T4">Haste:</text:span><text:span text:style-name="T5"> One creature/level moves faster, +1 on attack rolls, AC, and Reflex saves.</text:span></text:p>
      <text:p text:style-name="P2"><text:span text:style-name="T4">Keen Edge:</text:span><text:span text:style-name="T5"> Doubles normal weapon’s threat range.</text:span></text:p>
      <text:p text:style-name="P2"><text:span text:style-name="T4">Magic Weapon, Greater:</text:span><text:span text:style-name="T5"> +1/four levels (max +5).</text:span></text:p>
      <text:p text:style-name="P2"><text:span text:style-name="T4">Secret Page:</text:span><text:span text:style-name="T5"> Changes one page to hide its real content.</text:span></text:p>
      <text:p text:style-name="P2"><text:span text:style-name="T4">Shrink Item:</text:span><text:span text:style-name="T5"> Object shrinks to one-sixteenth size.</text:span></text:p>
      <text:p text:style-name="P2"><text:span text:style-name="T4">Slow:</text:span><text:span text:style-name="T5"> One subject/level takes only one action/round, –1 to AC, reflex saves, and attack rolls.</text:span></text:p>
      <text:p text:style-name="P2"><text:span text:style-name="T4">Water Breathing:</text:span><text:span text:style-name="T5"> Subjects can breathe underwater.</text:span></text:p>
      <text:p text:style-name="P2"><text:span text:style-name="T3">4TH-LEVEL SORCERER/WIZARD SPELLS</text:span></text:p>
      <text:p text:style-name="P2"><text:span text:style-name="T5">Abjur</text:span></text:p>
      <text:p text:style-name="P2"><text:soft-page-break/><text:span text:style-name="T4">Dimensional Anchor:</text:span><text:span text:style-name="T5"> Bars extradimensional movement.</text:span></text:p>
      <text:p text:style-name="P2"><text:span text:style-name="T4">Fire Trap </text:span><text:span text:style-name="T8">M</text:span><text:span text:style-name="T4">:</text:span><text:span text:style-name="T5"> Opened object deals 1d4 damage +1/level.</text:span></text:p>
      <text:p text:style-name="P2"><text:span text:style-name="T4">Globe of Invulnerability, Lesser:</text:span><text:span text:style-name="T5"> Stops 1st- through 3rd-level spell effects.</text:span></text:p>
      <text:p text:style-name="P2"><text:span text:style-name="T4">Remove Curse:</text:span><text:span text:style-name="T5"> Frees object or person from curse.</text:span></text:p>
      <text:p text:style-name="P2"><text:span text:style-name="T4">Stoneskin </text:span><text:span text:style-name="T8">M</text:span><text:span text:style-name="T4">:</text:span><text:span text:style-name="T5"> Ignore 10 points of damage per attack.</text:span></text:p>
      <text:p text:style-name="P2"><text:span text:style-name="T5">Conj</text:span></text:p>
      <text:p text:style-name="P2"><text:span text:style-name="T4">Black Tentacles:</text:span><text:span text:style-name="T5"> Tentacles grapple all within 20 ft. spread.</text:span></text:p>
      <text:p text:style-name="P2"><text:span text:style-name="T4">Dimension Door:</text:span><text:span text:style-name="T5"> Teleports you short distance.</text:span></text:p>
      <text:p text:style-name="P2"><text:span text:style-name="T4">Minor Creation:</text:span><text:span text:style-name="T5"> Creates one cloth or wood object.</text:span></text:p>
      <text:p text:style-name="P2"><text:span text:style-name="T4">Secure Shelter:</text:span><text:span text:style-name="T5"> Creates sturdy cottage.</text:span></text:p>
      <text:p text:style-name="P2"><text:span text:style-name="T4">Solid Fog:</text:span><text:span text:style-name="T5"> Blocks vision and slows movement.</text:span></text:p>
      <text:p text:style-name="P2"><text:span text:style-name="T4">Summon Monster IV:</text:span><text:span text:style-name="T5"> Calls extraplanar creature to fight for you.</text:span></text:p>
      <text:p text:style-name="P2"><text:span text:style-name="T5">Div</text:span></text:p>
      <text:p text:style-name="P2"><text:span text:style-name="T4">Arcane Eye:</text:span><text:span text:style-name="T5"> Invisible floating eye moves 30 ft./round.</text:span></text:p>
      <text:p text:style-name="P2"><text:span text:style-name="T4">Detect Scrying:</text:span><text:span text:style-name="T5"> Alerts you of magical eavesdropping.</text:span></text:p>
      <text:p text:style-name="P2"><text:span text:style-name="T4">Locate Creature:</text:span><text:span text:style-name="T5"> Indicates direction to familiar creature.</text:span></text:p>
      <text:p text:style-name="P2"><text:span text:style-name="T4">Scrying </text:span><text:span text:style-name="T8">F</text:span><text:span text:style-name="T4">:</text:span><text:span text:style-name="T5"> Spies on subject from a distance.</text:span></text:p>
      <text:p text:style-name="P2"><text:span text:style-name="T5">Ench</text:span></text:p>
      <text:p text:style-name="P2"><text:span text:style-name="T4">Charm Monster:</text:span><text:span text:style-name="T5">Makes monster believe it is your ally.</text:span></text:p>
      <text:p text:style-name="P2"><text:span text:style-name="T4">Confusion:</text:span><text:span text:style-name="T5"> Subjects behave oddly for 1 round/level.</text:span></text:p>
      <text:p text:style-name="P2"><text:span text:style-name="T4">Crushing Despair:</text:span><text:span text:style-name="T5"> Subjects take –2 on attack rolls, damage rolls, saves, and checks.</text:span></text:p>
      <text:p text:style-name="P2"><text:soft-page-break/><text:span text:style-name="T4">Geas, Lesser:</text:span><text:span text:style-name="T5"> Commands subject of 7 HD or less.</text:span></text:p>
      <text:p text:style-name="P2"><text:span text:style-name="T5">Evoc</text:span></text:p>
      <text:p text:style-name="P2"><text:span text:style-name="T4">Fire Shield:</text:span><text:span text:style-name="T5"> Creatures attacking you take fire damage; you’re protected from heat or cold.</text:span></text:p>
      <text:p text:style-name="P2"><text:span text:style-name="T4">Ice Storm:</text:span><text:span text:style-name="T5"> Hail deals 5d6 damage in cylinder 40 ft. across.</text:span></text:p>
      <text:p text:style-name="P2"><text:span text:style-name="T4">Resilient Sphere:</text:span><text:span text:style-name="T5"> Force globe protects but traps one subject.</text:span></text:p>
      <text:p text:style-name="P2"><text:span text:style-name="T4">Shout:</text:span><text:span text:style-name="T5"> Deafens all within cone and deals 5d6 sonic damage.</text:span></text:p>
      <text:p text:style-name="P2"><text:span text:style-name="T4">Wall of Fire:</text:span><text:span text:style-name="T5"> Deals 2d4 fire damage out to 10 ft. and 1d4 out to 20 ft. Passing through wall deals 2d6 damage +1/level.</text:span></text:p>
      <text:p text:style-name="P2"><text:span text:style-name="T4">Wall of Ice:</text:span><text:span text:style-name="T5"> </text:span><text:span text:style-name="T6">Ice plane </text:span><text:span text:style-name="T5">creates wall with 15 hp +1/level, or </text:span><text:span text:style-name="T6">hemisphere </text:span><text:span text:style-name="T5">can trap creatures inside.</text:span></text:p>
      <text:p text:style-name="P2"><text:span text:style-name="T5">Illus</text:span></text:p>
      <text:p text:style-name="P2"><text:span text:style-name="T4">Hallucinatory Terrain:</text:span><text:span text:style-name="T5"> Makes one type of terrain appear like another (field into forest, or the like).</text:span></text:p>
      <text:p text:style-name="P2"><text:span text:style-name="T4">Illusory Wall:</text:span><text:span text:style-name="T5"> Wall, floor, or ceiling looks real, but anything can pass through.</text:span></text:p>
      <text:p text:style-name="P2"><text:span text:style-name="T4">Invisibility, Greater:</text:span><text:span text:style-name="T5"> As </text:span><text:span text:style-name="T6">invisibility, </text:span><text:span text:style-name="T5">but subject can attack and stay invisible.</text:span></text:p>
      <text:p text:style-name="P2"><text:span text:style-name="T4">Phantasmal Killer:</text:span><text:span text:style-name="T5"> Fearsome illusion kills subject or deals 3d6 damage.</text:span></text:p>
      <text:p text:style-name="P2"><text:span text:style-name="T4">Rainbow Pattern:</text:span><text:span text:style-name="T5"> Lights fascinate 24 HD of creatures.</text:span></text:p>
      <text:p text:style-name="P2"><text:span text:style-name="T4">Shadow Conjuration:</text:span><text:span text:style-name="T5"> Mimics conjuration below 4th level, but only 20% real.</text:span></text:p>
      <text:p text:style-name="P2"><text:span text:style-name="T5">Necro</text:span></text:p>
      <text:p text:style-name="P2"><text:span text:style-name="T4">Animate Dead </text:span><text:span text:style-name="T8">M</text:span><text:span text:style-name="T4">:</text:span><text:span text:style-name="T5"> Creates undead skeletons and zombies.</text:span></text:p>
      <text:p text:style-name="P2"><text:span text:style-name="T4">Bestow Curse:</text:span><text:span text:style-name="T5"> –6 to an ability score; –4 on attack rolls, saves, and checks; or 50% chance of losing each action.</text:span></text:p>
      <text:p text:style-name="P2"><text:span text:style-name="T4">Contagion:</text:span><text:span text:style-name="T5"> Infects subject with chosen disease.</text:span></text:p>
      <text:p text:style-name="P2"><text:span text:style-name="T4">Enervation:</text:span><text:span text:style-name="T5"> Subject gains 1d4 negative levels.</text:span></text:p>
      <text:p text:style-name="P2"><text:span text:style-name="T4">Fear:</text:span><text:span text:style-name="T5"> Subjects within cone flee for 1 round/level.</text:span></text:p>
      <text:p text:style-name="P2"><text:soft-page-break/><text:span text:style-name="T5">Trans</text:span></text:p>
      <text:p text:style-name="P2"><text:span text:style-name="T4">Enlarge Person, Mass:</text:span><text:span text:style-name="T5"> Enlarges several creatures.</text:span></text:p>
      <text:p text:style-name="P2"><text:span text:style-name="T4">Mnemonic Enhancer </text:span><text:span text:style-name="T8">F</text:span><text:span text:style-name="T4">:</text:span><text:span text:style-name="T5"> </text:span><text:span text:style-name="T6">Wizard only. </text:span><text:span text:style-name="T5">Prepares extra spells or retains one just cast.</text:span></text:p>
      <text:p text:style-name="P2"><text:span text:style-name="T4">Polymorph:</text:span><text:span text:style-name="T5"> Gives one willing subject a new form.</text:span></text:p>
      <text:p text:style-name="P2"><text:span text:style-name="T4">Reduce Person, Mass:</text:span><text:span text:style-name="T5"> Reduces several creatures.</text:span></text:p>
      <text:p text:style-name="P2"><text:span text:style-name="T4">Stone Shape:</text:span><text:span text:style-name="T5"> Sculpts stone into any shape.</text:span></text:p>
      <text:p text:style-name="P2"><text:span text:style-name="T3">5TH-LEVEL SORCERER/WIZARD SPELLS</text:span></text:p>
      <text:p text:style-name="P2"><text:span text:style-name="T5">Abjur</text:span></text:p>
      <text:p text:style-name="P2"><text:span text:style-name="T4">Break Enchantment:</text:span><text:span text:style-name="T5"> Frees subjects from enchantments, alterations, curses, and petrification.</text:span></text:p>
      <text:p text:style-name="P2"><text:span text:style-name="T4">Dismissal:</text:span><text:span text:style-name="T5"> Forces a creature to return to native plane.</text:span></text:p>
      <text:p text:style-name="P2"><text:span text:style-name="T4">Mage’s Private Sanctum:</text:span><text:span text:style-name="T5"> Prevents anyone from viewing or scrying an area for 24 hours.</text:span></text:p>
      <text:p text:style-name="P2"><text:span text:style-name="T5">Conj</text:span></text:p>
      <text:p text:style-name="P2"><text:span text:style-name="T4">Cloudkill:</text:span><text:span text:style-name="T5"> Kills 3 HD or less; 4–6 HD save or die, 6+ HD take Con damage.</text:span></text:p>
      <text:p text:style-name="P2"><text:span text:style-name="T4">Mage’s Faithful Hound:</text:span><text:span text:style-name="T5"> Phantom dog can guard, attack.</text:span></text:p>
      <text:p text:style-name="P2"><text:span text:style-name="T4">Major Creation:</text:span><text:span text:style-name="T5"> As </text:span><text:span text:style-name="T6">minor creation, </text:span><text:span text:style-name="T5">plus stone and metal.</text:span></text:p>
      <text:p text:style-name="P2"><text:span text:style-name="T4">Planar Binding, Lesser:</text:span><text:span text:style-name="T5"> Traps extraplanar creature of 6 HD or less until it performs a task.</text:span></text:p>
      <text:p text:style-name="P2"><text:span text:style-name="T4">Secret Chest </text:span><text:span text:style-name="T8">F</text:span><text:span text:style-name="T4">:</text:span><text:span text:style-name="T5"> Hides expensive chest on Ethereal Plane; you retrieve it at will.</text:span></text:p>
      <text:p text:style-name="P2"><text:span text:style-name="T4">Summon Monster V:</text:span><text:span text:style-name="T5"> Calls extraplanar creature to fight for you.</text:span></text:p>
      <text:p text:style-name="P2"><text:span text:style-name="T4">Teleport:</text:span><text:span text:style-name="T5"> Instantly transports you as far as 100 miles/level.</text:span></text:p>
      <text:p text:style-name="P2"><text:span text:style-name="T4">Wall of Stone:</text:span><text:span text:style-name="T5"> Creates a stone wall that can be shaped.</text:span></text:p>
      <text:p text:style-name="P2"><text:span text:style-name="T5">Div</text:span></text:p>
      <text:p text:style-name="P2"><text:soft-page-break/><text:span text:style-name="T4">Contact Other Plane:</text:span><text:span text:style-name="T5"> Lets you ask question of extraplanar entity.</text:span></text:p>
      <text:p text:style-name="P2"><text:span text:style-name="T4">Prying Eyes:</text:span><text:span text:style-name="T5"> 1d4 +1/level floating eyes scout for you.</text:span></text:p>
      <text:p text:style-name="P2"><text:span text:style-name="T4">Telepathic Bond:</text:span><text:span text:style-name="T5"> Link lets allies communicate.</text:span></text:p>
      <text:p text:style-name="P2"><text:span text:style-name="T5">Ench</text:span></text:p>
      <text:p text:style-name="P2"><text:span text:style-name="T4">Dominate Person:</text:span><text:span text:style-name="T5"> Controls humanoid telepathically.</text:span></text:p>
      <text:p text:style-name="P2"><text:span text:style-name="T4">Feeblemind:</text:span><text:span text:style-name="T5"> Subject’s Int and Cha drop to 1.</text:span></text:p>
      <text:p text:style-name="P2"><text:span text:style-name="T4">Hold Monster:</text:span><text:span text:style-name="T5"> As </text:span><text:span text:style-name="T6">hold person</text:span><text:span text:style-name="T5">, but any creature.</text:span></text:p>
      <text:p text:style-name="P2"><text:span text:style-name="T4">Mind Fog:</text:span><text:span text:style-name="T5"> Subjects in fog get –10 to Wis and Will checks.</text:span></text:p>
      <text:p text:style-name="P2"><text:span text:style-name="T4">Symbol of Sleep </text:span><text:span text:style-name="T8">M</text:span><text:span text:style-name="T4">:</text:span><text:span text:style-name="T5"> Triggered rune puts nearby creatures into catatonic slumber.</text:span></text:p>
      <text:p text:style-name="P2"><text:span text:style-name="T5">Evoc</text:span></text:p>
      <text:p text:style-name="P2"><text:span text:style-name="T4">Cone of Cold:</text:span><text:span text:style-name="T5"> 1d6/level cold damage.</text:span></text:p>
      <text:p text:style-name="P2"><text:span text:style-name="T4">Interposing Hand:</text:span><text:span text:style-name="T5"> Hand provides cover against one opponent.</text:span></text:p>
      <text:p text:style-name="P2"><text:span text:style-name="T4">Sending:</text:span><text:span text:style-name="T5"> Delivers short message anywhere, instantly.</text:span></text:p>
      <text:p text:style-name="P2"><text:span text:style-name="T4">Wall of Force:</text:span><text:span text:style-name="T5">Wall is immune to damage.</text:span></text:p>
      <text:p text:style-name="P2"><text:span text:style-name="T5">Illus</text:span></text:p>
      <text:p text:style-name="P2"><text:span text:style-name="T4">Dream:</text:span><text:span text:style-name="T5"> Sends message to anyone sleeping.</text:span></text:p>
      <text:p text:style-name="P2"><text:span text:style-name="T4">False Vision </text:span><text:span text:style-name="T8">M</text:span><text:span text:style-name="T4">:</text:span><text:span text:style-name="T5"> Fools scrying with an illusion.</text:span></text:p>
      <text:p text:style-name="P2"><text:span text:style-name="T4">Mirage Arcana:</text:span><text:span text:style-name="T5"> As </text:span><text:span text:style-name="T6">hallucinatory terrain, </text:span><text:span text:style-name="T5">plus structures.</text:span></text:p>
      <text:p text:style-name="P2"><text:span text:style-name="T4">Nightmare:</text:span><text:span text:style-name="T5"> Sends vision dealing 1d10 damage, fatigue.</text:span></text:p>
      <text:p text:style-name="P2"><text:span text:style-name="T4">Persistent Image:</text:span><text:span text:style-name="T5"> As </text:span><text:span text:style-name="T6">major image</text:span><text:span text:style-name="T5">, but no concentration required.</text:span></text:p>
      <text:p text:style-name="P2"><text:span text:style-name="T4">Seeming:</text:span><text:span text:style-name="T5"> Changes appearance of one person per two levels.</text:span></text:p>
      <text:p text:style-name="P2"><text:soft-page-break/><text:span text:style-name="T4">Shadow Evocation:</text:span><text:span text:style-name="T5"> Mimics evocation below 5th level, but only 20% real.</text:span></text:p>
      <text:p text:style-name="P2"><text:span text:style-name="T5">Necro</text:span></text:p>
      <text:p text:style-name="P2"><text:span text:style-name="T4">Blight:</text:span><text:span text:style-name="T5"> Withers one plant or deals 1d6/level damage to plant creature.</text:span></text:p>
      <text:p text:style-name="P2"><text:span text:style-name="T4">Magic Jar </text:span><text:span text:style-name="T8">F</text:span><text:span text:style-name="T4">:</text:span><text:span text:style-name="T5"> Enables possession of another creature.</text:span></text:p>
      <text:p text:style-name="P2"><text:span text:style-name="T4">Symbol of Pain </text:span><text:span text:style-name="T8">M</text:span><text:span text:style-name="T4">:</text:span><text:span text:style-name="T5"> Triggered rune wracks nearby creatures with pain.</text:span></text:p>
      <text:p text:style-name="P2"><text:span text:style-name="T4">Waves of Fatigue:</text:span><text:span text:style-name="T5"> Several targets become fatigued.</text:span></text:p>
      <text:p text:style-name="P2"><text:span text:style-name="T5">Trans</text:span></text:p>
      <text:p text:style-name="P2"><text:span text:style-name="T4">Animal Growth:</text:span><text:span text:style-name="T5"> One animal/two levels doubles in size.</text:span></text:p>
      <text:p text:style-name="P2"><text:span text:style-name="T4">Baleful Polymorph:</text:span><text:span text:style-name="T5"> Transforms subject into harmless animal.</text:span></text:p>
      <text:p text:style-name="P2"><text:span text:style-name="T4">Fabricate:</text:span><text:span text:style-name="T5"> Transforms raw materials into finished items.</text:span></text:p>
      <text:p text:style-name="P2"><text:span text:style-name="T4">Overland Flight:</text:span><text:span text:style-name="T5"> You fly at a speed of 40 ft. and can hustle over long distances.</text:span></text:p>
      <text:p text:style-name="P2"><text:span text:style-name="T4">Passwall:</text:span><text:span text:style-name="T5"> Creates passage through wood or stone wall.</text:span></text:p>
      <text:p text:style-name="P2"><text:span text:style-name="T4">Telekinesis:</text:span><text:span text:style-name="T5"> Moves object, attacks creature, or hurls object or creature.</text:span></text:p>
      <text:p text:style-name="P2"><text:span text:style-name="T4">Transmute Mud to Rock:</text:span><text:span text:style-name="T5"> Transforms two 10-ft. cubes per level.</text:span></text:p>
      <text:p text:style-name="P2"><text:span text:style-name="T4">Transmute Rock to Mud:</text:span><text:span text:style-name="T5"> Transforms two 10-ft. cubes per level.</text:span></text:p>
      <text:p text:style-name="P2"><text:span text:style-name="T5">Univ</text:span></text:p>
      <text:p text:style-name="P2"><text:span text:style-name="T4">Permanency </text:span><text:span text:style-name="T8">X</text:span><text:span text:style-name="T4">:</text:span><text:span text:style-name="T5">Makes certain spells permanent.</text:span></text:p>
      <text:p text:style-name="P2"><text:span text:style-name="T3">6TH-LEVEL SORCERER/WIZARD SPELLS</text:span></text:p>
      <text:p text:style-name="P2"><text:span text:style-name="T5">Abjur</text:span></text:p>
      <text:p text:style-name="P2"><text:span text:style-name="T4">Antimagic Field:</text:span><text:span text:style-name="T5"> Negates magic within 10 ft.</text:span></text:p>
      <text:p text:style-name="P2"><text:span text:style-name="T4">Dispel Magic, Greater:</text:span><text:span text:style-name="T5"> As </text:span><text:span text:style-name="T6">dispel magic, </text:span><text:span text:style-name="T5">but +20 on check.</text:span></text:p>
      <text:p text:style-name="P2"><text:soft-page-break/><text:span text:style-name="T4">Globe of Invulnerability:</text:span><text:span text:style-name="T5"> As </text:span><text:span text:style-name="T6">lesser globe of invulnerability</text:span><text:span text:style-name="T5">, plus 4th-level spell effects.</text:span></text:p>
      <text:p text:style-name="P2"><text:span text:style-name="T4">Guards and Wards:</text:span><text:span text:style-name="T5"> Array of magic effects protect area.</text:span></text:p>
      <text:p text:style-name="P2"><text:span text:style-name="T4">Repulsion:</text:span><text:span text:style-name="T5"> Creatures can’t approach you.</text:span></text:p>
      <text:p text:style-name="P2"><text:span text:style-name="T5">Conj</text:span></text:p>
      <text:p text:style-name="P2"><text:span text:style-name="T4">Acid Fog:</text:span><text:span text:style-name="T5"> Fog deals acid damage.</text:span></text:p>
      <text:p text:style-name="P2"><text:span text:style-name="T4">Planar Binding:</text:span><text:span text:style-name="T5"> As </text:span><text:span text:style-name="T6">lesser planar binding, </text:span><text:span text:style-name="T5">but up to 12 HD.</text:span></text:p>
      <text:p text:style-name="P2"><text:span text:style-name="T4">Summon Monster VI:</text:span><text:span text:style-name="T5"> Calls extraplanar creature to fight for you.</text:span></text:p>
      <text:p text:style-name="P2"><text:span text:style-name="T4">Wall of Iron </text:span><text:span text:style-name="T8">M</text:span><text:span text:style-name="T4">:</text:span><text:span text:style-name="T5"> 30 hp/four levels; can topple onto foes.</text:span></text:p>
      <text:p text:style-name="P2"><text:span text:style-name="T5">Div</text:span></text:p>
      <text:p text:style-name="P2"><text:span text:style-name="T4">Analyze Dweomer </text:span><text:span text:style-name="T8">F</text:span><text:span text:style-name="T4">:</text:span><text:span text:style-name="T5"> Reveals magical aspects of subject.</text:span></text:p>
      <text:p text:style-name="P2"><text:span text:style-name="T4">Legend Lore </text:span><text:span text:style-name="T8">M</text:span><text:span text:style-name="T7"> </text:span><text:span text:style-name="T8">F</text:span><text:span text:style-name="T4">:</text:span><text:span text:style-name="T5"> Lets you learn tales about a person, place, or thing.</text:span></text:p>
      <text:p text:style-name="P2"><text:span text:style-name="T4">True Seeing </text:span><text:span text:style-name="T8">M</text:span><text:span text:style-name="T4">:</text:span><text:span text:style-name="T5"> Lets you see all things as they really are.</text:span></text:p>
      <text:p text:style-name="P2"><text:span text:style-name="T5">Ench</text:span></text:p>
      <text:p text:style-name="P2"><text:span text:style-name="T4">Geas/Quest:</text:span><text:span text:style-name="T5"> As </text:span><text:span text:style-name="T6">lesser geas, </text:span><text:span text:style-name="T5">plus it affects any creature.</text:span></text:p>
      <text:p text:style-name="P2"><text:span text:style-name="T4">Heroism, Greater:</text:span><text:span text:style-name="T5"> Gives +4 bonus on attack rolls, saves, skill checks; immunity to fear; temporary hp.</text:span></text:p>
      <text:p text:style-name="P2"><text:span text:style-name="T4">Suggestion, Mass:</text:span><text:span text:style-name="T5"> As </text:span><text:span text:style-name="T6">suggestion, </text:span><text:span text:style-name="T5">plus one subject/level.</text:span></text:p>
      <text:p text:style-name="P2"><text:span text:style-name="T4">Symbol of Persuasion </text:span><text:span text:style-name="T8">M</text:span><text:span text:style-name="T4">:</text:span><text:span text:style-name="T5"> Triggered rune charms nearby creatures.</text:span></text:p>
      <text:p text:style-name="P2"><text:span text:style-name="T5">Evoc</text:span></text:p>
      <text:p text:style-name="P2"><text:span text:style-name="T4">Chain Lightning:</text:span><text:span text:style-name="T5"> 1d6/level damage; 1 secondary bolt/level each deals half damage.</text:span></text:p>
      <text:p text:style-name="P2"><text:span text:style-name="T4">Contingency </text:span><text:span text:style-name="T8">F</text:span><text:span text:style-name="T4">:</text:span><text:span text:style-name="T5"> Sets trigger condition for another spell.</text:span></text:p>
      <text:p text:style-name="P2"><text:span text:style-name="T4">Forceful Hand:</text:span><text:span text:style-name="T5"> Hand pushes creatures away.</text:span></text:p>
      <text:p text:style-name="P2"><text:soft-page-break/><text:span text:style-name="T4">Freezing Sphere:</text:span><text:span text:style-name="T5"> Freezes water or deals cold damage.</text:span></text:p>
      <text:p text:style-name="P2"><text:span text:style-name="T5">Illus</text:span></text:p>
      <text:p text:style-name="P2"><text:span text:style-name="T4">Mislead:</text:span><text:span text:style-name="T5"> Turns you invisible and creates illusory double.</text:span></text:p>
      <text:p text:style-name="P2"><text:span text:style-name="T4">Permanent Image:</text:span><text:span text:style-name="T5"> Includes sight, sound, and smell.</text:span></text:p>
      <text:p text:style-name="P2"><text:span text:style-name="T4">Programmed Image </text:span><text:span text:style-name="T8">M</text:span><text:span text:style-name="T4">:</text:span><text:span text:style-name="T5"> As </text:span><text:span text:style-name="T6">major image</text:span><text:span text:style-name="T5">, plus triggered by event.</text:span></text:p>
      <text:p text:style-name="P2"><text:span text:style-name="T4">Shadow Walk:</text:span><text:span text:style-name="T5"> Step into shadow to travel rapidly.</text:span></text:p>
      <text:p text:style-name="P2"><text:span text:style-name="T4">Veil:</text:span><text:span text:style-name="T5"> Changes appearance of group of creatures.</text:span></text:p>
      <text:p text:style-name="P2"><text:span text:style-name="T5">Necro</text:span></text:p>
      <text:p text:style-name="P2"><text:span text:style-name="T4">Circle of Death </text:span><text:span text:style-name="T8">M</text:span><text:span text:style-name="T4">:</text:span><text:span text:style-name="T5"> Kills 1d4/level HD of creatures.</text:span></text:p>
      <text:p text:style-name="P2"><text:span text:style-name="T4">Create Undead </text:span><text:span text:style-name="T8">M</text:span><text:span text:style-name="T4">:</text:span><text:span text:style-name="T5"> Creates ghouls, ghasts, mummies, or mohrgs.</text:span></text:p>
      <text:p text:style-name="P2"><text:span text:style-name="T4">Eyebite:</text:span><text:span text:style-name="T5"> Target becomes panicked, sickened, and comatose.</text:span></text:p>
      <text:p text:style-name="P2"><text:span text:style-name="T4">Symbol of Fear </text:span><text:span text:style-name="T8">M</text:span><text:span text:style-name="T4">:</text:span><text:span text:style-name="T5"> Triggered rune panics nearby creatures.</text:span></text:p>
      <text:p text:style-name="P2"><text:span text:style-name="T4">Undeath to Death </text:span><text:span text:style-name="T8">M</text:span><text:span text:style-name="T4">:</text:span><text:span text:style-name="T5"> Destroys 1d4/level HD of undead (max 20d4).</text:span></text:p>
      <text:p text:style-name="P2"><text:span text:style-name="T5">Trans</text:span></text:p>
      <text:p text:style-name="P2"><text:span text:style-name="T4">Bear’s Endurance, Mass:</text:span><text:span text:style-name="T5"> As </text:span><text:span text:style-name="T6">bear’s endurance</text:span><text:span text:style-name="T5">, affects one subject/level.</text:span></text:p>
      <text:p text:style-name="P2"><text:span text:style-name="T4">Bull’s Strength, Mass:</text:span><text:span text:style-name="T5"> As </text:span><text:span text:style-name="T6">bull’s strength</text:span><text:span text:style-name="T5">, affects one subject/ level.</text:span></text:p>
      <text:p text:style-name="P2"><text:span text:style-name="T4">Cat’s Grace, Mass:</text:span><text:span text:style-name="T5"> As </text:span><text:span text:style-name="T6">cat’s grace</text:span><text:span text:style-name="T5">, affects one subject/level.</text:span></text:p>
      <text:p text:style-name="P2"><text:span text:style-name="T4">Control Water:</text:span><text:span text:style-name="T5"> Raises or lowers bodies of water.</text:span></text:p>
      <text:p text:style-name="P2"><text:span text:style-name="T4">Disintegrate:</text:span><text:span text:style-name="T5">Makes one creature or object vanish.</text:span></text:p>
      <text:p text:style-name="P2"><text:span text:style-name="T4">Eagle’s Splendor, Mass:</text:span><text:span text:style-name="T5"> As </text:span><text:span text:style-name="T6">eagle’s splendor</text:span><text:span text:style-name="T5">, affects one subject/level.</text:span></text:p>
      <text:p text:style-name="P2"><text:span text:style-name="T4">Flesh to Stone:</text:span><text:span text:style-name="T5"> Turns subject creature into statue.</text:span></text:p>
      <text:p text:style-name="P2"><text:soft-page-break/><text:span text:style-name="T4">Fox’s Cunning, Mass:</text:span><text:span text:style-name="T5"> As </text:span><text:span text:style-name="T6">fox’s cunning</text:span><text:span text:style-name="T5">, affects one subject/ level.</text:span></text:p>
      <text:p text:style-name="P2"><text:span text:style-name="T4">Mage’s Lucubration:</text:span><text:span text:style-name="T5"> </text:span><text:span text:style-name="T6">Wizard only. </text:span><text:span text:style-name="T5">Recalls spell of 5th level or lower.</text:span></text:p>
      <text:p text:style-name="P2"><text:span text:style-name="T4">Move Earth:</text:span><text:span text:style-name="T5"> Digs trenches and build hills.</text:span></text:p>
      <text:p text:style-name="P2"><text:span text:style-name="T4">Owl’s Wisdom, Mass:</text:span><text:span text:style-name="T5"> As </text:span><text:span text:style-name="T6">owl’s wisdom</text:span><text:span text:style-name="T5">, affects one subject/ level.</text:span></text:p>
      <text:p text:style-name="P2"><text:span text:style-name="T4">Stone to Flesh:</text:span><text:span text:style-name="T5"> Restores petrified creature.</text:span></text:p>
      <text:p text:style-name="P2"><text:span text:style-name="T4">Transformation </text:span><text:span text:style-name="T8">M</text:span><text:span text:style-name="T4">:</text:span><text:span text:style-name="T5"> You gain combat bonuses.</text:span></text:p>
      <text:p text:style-name="P2"><text:span text:style-name="T3">7TH-LEVEL SORCERER/WIZARD SPELLS</text:span></text:p>
      <text:p text:style-name="P2"><text:span text:style-name="T5">Abjur</text:span></text:p>
      <text:p text:style-name="P2"><text:span text:style-name="T4">Banishment:</text:span><text:span text:style-name="T5"> Banishes 2 HD/level of extraplanar creatures.</text:span></text:p>
      <text:p text:style-name="P2"><text:span text:style-name="T4">Sequester:</text:span><text:span text:style-name="T5"> Subject is invisible to sight and scrying; renders creature comatose.</text:span></text:p>
      <text:p text:style-name="P2"><text:span text:style-name="T4">Spell Turning:</text:span><text:span text:style-name="T5"> Reflect 1d4+6 spell levels back at caster.</text:span></text:p>
      <text:p text:style-name="P2"><text:span text:style-name="T5">Conj</text:span></text:p>
      <text:p text:style-name="P2"><text:span text:style-name="T4">Instant Summons </text:span><text:span text:style-name="T8">M</text:span><text:span text:style-name="T4">:</text:span><text:span text:style-name="T5"> Prepared object appears in your hand.</text:span></text:p>
      <text:p text:style-name="P2"><text:span text:style-name="T4">Mage’s Magnificent Mansion </text:span><text:span text:style-name="T8">F</text:span><text:span text:style-name="T4">:</text:span><text:span text:style-name="T5"> Door leads to extradimensional mansion.</text:span></text:p>
      <text:p text:style-name="P2"><text:span text:style-name="T4">Phase Door:</text:span><text:span text:style-name="T5"> Creates an invisible passage through wood or stone.</text:span></text:p>
      <text:p text:style-name="P2"><text:span text:style-name="T4">Plane Shift </text:span><text:span text:style-name="T8">F</text:span><text:span text:style-name="T4">:</text:span><text:span text:style-name="T5"> As many as eight subjects travel to another plane.</text:span></text:p>
      <text:p text:style-name="P2"><text:span text:style-name="T4">Summon Monster VII:</text:span><text:span text:style-name="T5"> Calls extraplanar creature to fight for you.</text:span></text:p>
      <text:p text:style-name="P2"><text:span text:style-name="T4">Teleport, Greater:</text:span><text:span text:style-name="T5"> As </text:span><text:span text:style-name="T6">teleport, </text:span><text:span text:style-name="T5">but no range limit and no off-target arrival.</text:span></text:p>
      <text:p text:style-name="P2"><text:span text:style-name="T4">Teleport Object:</text:span><text:span text:style-name="T5"> As </text:span><text:span text:style-name="T6">teleport, </text:span><text:span text:style-name="T5">but affects a touched object.</text:span></text:p>
      <text:p text:style-name="P2"><text:span text:style-name="T5">Div</text:span></text:p>
      <text:p text:style-name="P2"><text:span text:style-name="T4">Arcane Sight, Greater:</text:span><text:span text:style-name="T5"> As </text:span><text:span text:style-name="T6">arcane sight</text:span><text:span text:style-name="T5">, but also reveals magic effects on creatures and objects.</text:span></text:p>
      <text:p text:style-name="P2"><text:soft-page-break/><text:span text:style-name="T4">Scrying, Greater:</text:span><text:span text:style-name="T5"> As </text:span><text:span text:style-name="T6">scrying</text:span><text:span text:style-name="T5">, but faster and longer.</text:span></text:p>
      <text:p text:style-name="P2"><text:span text:style-name="T4">Vision </text:span><text:span text:style-name="T8">M</text:span><text:span text:style-name="T7"> </text:span><text:span text:style-name="T8">X</text:span><text:span text:style-name="T4">:</text:span><text:span text:style-name="T5"> As </text:span><text:span text:style-name="T6">legend lore</text:span><text:span text:style-name="T5">, but quicker and strenuous.</text:span></text:p>
      <text:p text:style-name="P2"><text:span text:style-name="T5">Ench</text:span></text:p>
      <text:p text:style-name="P2"><text:span text:style-name="T4">Hold Person, Mass:</text:span><text:span text:style-name="T5"> As </text:span><text:span text:style-name="T6">hold person</text:span><text:span text:style-name="T5">, but all within 30 ft.</text:span></text:p>
      <text:p text:style-name="P2"><text:span text:style-name="T4">Insanity:</text:span><text:span text:style-name="T5"> Subject suffers continuous </text:span><text:span text:style-name="T6">confusion</text:span><text:span text:style-name="T5">.</text:span></text:p>
      <text:p text:style-name="P2"><text:span text:style-name="T4">Power Word Blind:</text:span><text:span text:style-name="T5"> Blinds creature with 200 hp or less.</text:span></text:p>
      <text:p text:style-name="P2"><text:span text:style-name="T4">Symbol of Stunning </text:span><text:span text:style-name="T8">M</text:span><text:span text:style-name="T4">:</text:span><text:span text:style-name="T5"> Triggered rune stuns nearby creatures.</text:span></text:p>
      <text:p text:style-name="P2"><text:span text:style-name="T5">Evoc</text:span></text:p>
      <text:p text:style-name="P2"><text:span text:style-name="T4">Delayed Blast Fireball:</text:span><text:span text:style-name="T5"> 1d6/level fire damage; you can postpone blast for 5 rounds.</text:span></text:p>
      <text:p text:style-name="P2"><text:span text:style-name="T4">Forcecage </text:span><text:span text:style-name="T8">M</text:span><text:span text:style-name="T4">:</text:span><text:span text:style-name="T5"> Cube or cage of force imprisons all inside.</text:span></text:p>
      <text:p text:style-name="P2"><text:span text:style-name="T4">Grasping Hand:</text:span><text:span text:style-name="T5"> Hand provides cover, pushes, or grapples.</text:span></text:p>
      <text:p text:style-name="P2"><text:span text:style-name="T4">Mage’s Sword </text:span><text:span text:style-name="T8">F</text:span><text:span text:style-name="T4">:</text:span><text:span text:style-name="T5"> Floating magic blade strikes opponents.</text:span></text:p>
      <text:p text:style-name="P2"><text:span text:style-name="T4">Prismatic Spray:</text:span><text:span text:style-name="T5"> Rays hit subjects with variety of effects.</text:span></text:p>
      <text:p text:style-name="P2"><text:span text:style-name="T5">Illus</text:span></text:p>
      <text:p text:style-name="P2"><text:span text:style-name="T4">Invisibility, Mass:</text:span><text:span text:style-name="T5"> As </text:span><text:span text:style-name="T6">invisibility</text:span><text:span text:style-name="T5">, but affects all in range.</text:span></text:p>
      <text:p text:style-name="P2"><text:span text:style-name="T4">Project Image:</text:span><text:span text:style-name="T5"> Illusory double can talk and cast spells.</text:span></text:p>
      <text:p text:style-name="P2"><text:span text:style-name="T4">Shadow Conjuration, Greater:</text:span><text:span text:style-name="T5"> As </text:span><text:span text:style-name="T6">shadow conjuration, </text:span><text:span text:style-name="T5">but up to 6th level and 60% real.</text:span></text:p>
      <text:p text:style-name="P2"><text:span text:style-name="T4">Simulacrum </text:span><text:span text:style-name="T8">M</text:span><text:span text:style-name="T7"> </text:span><text:span text:style-name="T8">X</text:span><text:span text:style-name="T4">:</text:span><text:span text:style-name="T5"> Creates partially real double of a creature.</text:span></text:p>
      <text:p text:style-name="P2"><text:span text:style-name="T5">Necro</text:span></text:p>
      <text:p text:style-name="P2"><text:span text:style-name="T4">Control Undead:</text:span><text:span text:style-name="T5"> Undead don’t attack you while under your command.</text:span></text:p>
      <text:p text:style-name="P2"><text:span text:style-name="T4">Finger of Death:</text:span><text:span text:style-name="T5"> Kills one subject.</text:span></text:p>
      <text:p text:style-name="P2"><text:soft-page-break/><text:span text:style-name="T4">Symbol of Weakness </text:span><text:span text:style-name="T8">M</text:span><text:span text:style-name="T4">:</text:span><text:span text:style-name="T5"> Triggered rune weakens nearby creatures.</text:span></text:p>
      <text:p text:style-name="P2"><text:span text:style-name="T4">Waves of Exhaustion:</text:span><text:span text:style-name="T5"> Several targets become exhausted.</text:span></text:p>
      <text:p text:style-name="P2"><text:span text:style-name="T5">Trans</text:span></text:p>
      <text:p text:style-name="P2"><text:span text:style-name="T4">Control Weather:</text:span><text:span text:style-name="T5"> Changes weather in local area.</text:span></text:p>
      <text:p text:style-name="P2"><text:span text:style-name="T4">Ethereal Jaunt:</text:span><text:span text:style-name="T5"> You become ethereal for 1 round/level.</text:span></text:p>
      <text:p text:style-name="P2"><text:span text:style-name="T4">Reverse Gravity:</text:span><text:span text:style-name="T5"> Objects and creatures fall upward.</text:span></text:p>
      <text:p text:style-name="P2"><text:span text:style-name="T4">Statue:</text:span><text:span text:style-name="T5"> Subject can become a statue at will.</text:span></text:p>
      <text:p text:style-name="P2"><text:span text:style-name="T5">Univ</text:span></text:p>
      <text:p text:style-name="P2"><text:span text:style-name="T4">Limited Wish </text:span><text:span text:style-name="T8">X</text:span><text:span text:style-name="T4">:</text:span><text:span text:style-name="T5"> Alters reality—within spell limits.</text:span></text:p>
      <text:p text:style-name="P2"><text:span text:style-name="T3">8TH-LEVEL SORCERER/WIZARD SPELLS</text:span></text:p>
      <text:p text:style-name="P2"><text:span text:style-name="T5">Abjur</text:span></text:p>
      <text:p text:style-name="P2"><text:span text:style-name="T4">Dimensional Lock:</text:span><text:span text:style-name="T5"> Teleportation and interplanar travel blocked for one day/level.</text:span></text:p>
      <text:p text:style-name="P2"><text:span text:style-name="T4">Mind Blank:</text:span><text:span text:style-name="T5"> Subject is immune to mental/emotional magic and scrying.</text:span></text:p>
      <text:p text:style-name="P2"><text:span text:style-name="T4">Prismatic Wall: </text:span><text:span text:style-name="T5">Wall’s colors have array of effects.</text:span></text:p>
      <text:p text:style-name="P2"><text:span text:style-name="T4">Protection from Spells </text:span><text:span text:style-name="T8">M</text:span><text:span text:style-name="T7"> </text:span><text:span text:style-name="T8">F</text:span><text:span text:style-name="T4">:</text:span><text:span text:style-name="T5"> Confers +8 resistance bonus.</text:span></text:p>
      <text:p text:style-name="P2"><text:span text:style-name="T5">Conj</text:span></text:p>
      <text:p text:style-name="P2"><text:span text:style-name="T4">Incendiary Cloud:</text:span><text:span text:style-name="T5"> Cloud deals 4d6 fire damage/round.</text:span></text:p>
      <text:p text:style-name="P2"><text:span text:style-name="T4">Maze:</text:span><text:span text:style-name="T5"> Traps subject in extradimensional maze.</text:span></text:p>
      <text:p text:style-name="P2"><text:span text:style-name="T4">Planar Binding, Greater:</text:span><text:span text:style-name="T5"> As </text:span><text:span text:style-name="T6">lesser planar binding, </text:span><text:span text:style-name="T5">but up to 18 HD.</text:span></text:p>
      <text:p text:style-name="P2"><text:span text:style-name="T4">Summon Monster VIII:</text:span><text:span text:style-name="T5"> Calls extraplanar creature to fight for you.</text:span></text:p>
      <text:p text:style-name="P2"><text:span text:style-name="T4">Trap the Soul </text:span><text:span text:style-name="T8">M</text:span><text:span text:style-name="T7"> </text:span><text:span text:style-name="T8">F</text:span><text:span text:style-name="T4">:</text:span><text:span text:style-name="T5"> Imprisons subject within gem.</text:span></text:p>
      <text:p text:style-name="P2"><text:soft-page-break/><text:span text:style-name="T5">Div</text:span></text:p>
      <text:p text:style-name="P2"><text:span text:style-name="T4">Discern Location:</text:span><text:span text:style-name="T5"> Reveals exact location of creature or object.</text:span></text:p>
      <text:p text:style-name="P2"><text:span text:style-name="T4">Moment of Prescience:</text:span><text:span text:style-name="T5"> You gain insight bonus on single attack roll, check, or save.</text:span></text:p>
      <text:p text:style-name="P2"><text:span text:style-name="T4">Prying Eyes, Greater:</text:span><text:span text:style-name="T5"> As </text:span><text:span text:style-name="T6">prying eyes</text:span><text:span text:style-name="T5">, but eyes have </text:span><text:span text:style-name="T6">true seeing</text:span><text:span text:style-name="T5">.</text:span></text:p>
      <text:p text:style-name="P2"><text:span text:style-name="T5">Ench</text:span></text:p>
      <text:p text:style-name="P2"><text:span text:style-name="T4">Antipathy:</text:span><text:span text:style-name="T5"> Object or location affected by spell repels certain creatures.</text:span></text:p>
      <text:p text:style-name="P2"><text:span text:style-name="T4">Binding </text:span><text:span text:style-name="T8">M</text:span><text:span text:style-name="T4">:</text:span><text:span text:style-name="T5"> Utilizes an array of techniques to imprison a creature.</text:span></text:p>
      <text:p text:style-name="P2"><text:span text:style-name="T4">Charm Monster, Mass:</text:span><text:span text:style-name="T5"> As </text:span><text:span text:style-name="T6">charm monster, </text:span><text:span text:style-name="T5">but all within 30 ft.</text:span></text:p>
      <text:p text:style-name="P2"><text:span text:style-name="T4">Demand:</text:span><text:span text:style-name="T5"> As </text:span><text:span text:style-name="T6">sending, </text:span><text:span text:style-name="T5">plus you can send </text:span><text:span text:style-name="T6">suggestion.</text:span></text:p>
      <text:p text:style-name="P2"><text:span text:style-name="T4">Irresistible Dance:</text:span><text:span text:style-name="T5"> Forces subject to dance.</text:span></text:p>
      <text:p text:style-name="P2"><text:span text:style-name="T4">Power Word Stun:</text:span><text:span text:style-name="T5"> Stuns creature with 150 hp or less.</text:span></text:p>
      <text:p text:style-name="P2"><text:span text:style-name="T4">Symbol of Insanity </text:span><text:span text:style-name="T8">M</text:span><text:span text:style-name="T4">:</text:span><text:span text:style-name="T5"> Triggered rune renders nearby creatures insane.</text:span></text:p>
      <text:p text:style-name="P2"><text:span text:style-name="T4">Sympathy </text:span><text:span text:style-name="T8">F</text:span><text:span text:style-name="T4">:</text:span><text:span text:style-name="T5"> Object or location attracts certain creatures.</text:span></text:p>
      <text:p text:style-name="P2"><text:span text:style-name="T5">Evoc</text:span></text:p>
      <text:p text:style-name="P2"><text:span text:style-name="T4">Clenched Fist:</text:span><text:span text:style-name="T5"> Large hand provides cover, pushes, or attacks your foes.</text:span></text:p>
      <text:p text:style-name="P2"><text:span text:style-name="T4">Polar Ray:</text:span><text:span text:style-name="T5"> Ranged touch attack deals 1d6/level cold damage.</text:span></text:p>
      <text:p text:style-name="P2"><text:span text:style-name="T4">Shout, Greater:</text:span><text:span text:style-name="T5"> Devastating yell deals 10d6 sonic damage; stuns creatures, damages objects.</text:span></text:p>
      <text:p text:style-name="P2"><text:span text:style-name="T4">Sunburst:</text:span><text:span text:style-name="T5"> Blinds all within 10 ft., deals 6d6 damage.</text:span></text:p>
      <text:p text:style-name="P2"><text:span text:style-name="T5">Illus</text:span></text:p>
      <text:p text:style-name="P2"><text:span text:style-name="T4">Scintillating Pattern:</text:span><text:span text:style-name="T5"> Twisting colors </text:span><text:span text:style-name="T6">confuse, </text:span><text:span text:style-name="T5">stun, or render unconscious.</text:span></text:p>
      <text:p text:style-name="P2"><text:span text:style-name="T4">Screen:</text:span><text:span text:style-name="T5"> Illusion hides area from vision, scrying.</text:span></text:p>
      <text:p text:style-name="P2"><text:soft-page-break/><text:span text:style-name="T4">Shadow Evocation, Greater:</text:span><text:span text:style-name="T5"> As </text:span><text:span text:style-name="T6">shadow evocation, </text:span><text:span text:style-name="T5">but up to 7th level and 60% real.</text:span></text:p>
      <text:p text:style-name="P2"><text:span text:style-name="T4">Telekinetic Sphere:</text:span><text:span text:style-name="T5"> As</text:span><text:span text:style-name="T6"> resilient sphere, </text:span><text:span text:style-name="T5">but you move sphere telekinetically.</text:span></text:p>
      <text:p text:style-name="P2"><text:span text:style-name="T5">Necro</text:span></text:p>
      <text:p text:style-name="P2"><text:span text:style-name="T4">Clone </text:span><text:span text:style-name="T8">M</text:span><text:span text:style-name="T7"> </text:span><text:span text:style-name="T8">F</text:span><text:span text:style-name="T4">:</text:span><text:span text:style-name="T5"> Duplicate awakens when original dies.</text:span></text:p>
      <text:p text:style-name="P2"><text:span text:style-name="T4">Create Greater Undead </text:span><text:span text:style-name="T8">M</text:span><text:span text:style-name="T4">:</text:span><text:span text:style-name="T5"> Create shadows, wraiths, spectres, or devourers.</text:span></text:p>
      <text:p text:style-name="P2"><text:span text:style-name="T4">Horrid Wilting:</text:span><text:span text:style-name="T5"> Deals 1d6/level damage within 30 ft.</text:span></text:p>
      <text:p text:style-name="P2"><text:span text:style-name="T4">Symbol of Death </text:span><text:span text:style-name="T8">M</text:span><text:span text:style-name="T4">:</text:span><text:span text:style-name="T5"> Triggered rune slays nearby creatures.</text:span></text:p>
      <text:p text:style-name="P2"><text:span text:style-name="T5">Trans</text:span></text:p>
      <text:p text:style-name="P2"><text:span text:style-name="T4">Iron Body:</text:span><text:span text:style-name="T5"> Your body becomes living iron.</text:span></text:p>
      <text:p text:style-name="P2"><text:span text:style-name="T4">Polymorph Any Object:</text:span><text:span text:style-name="T5"> Changes any subject into anything else.</text:span></text:p>
      <text:p text:style-name="P2"><text:span text:style-name="T4">Temporal Stasis </text:span><text:span text:style-name="T8">M</text:span><text:span text:style-name="T4">:</text:span><text:span text:style-name="T5"> Puts subject into suspended animation.</text:span></text:p>
      <text:p text:style-name="P2"><text:span text:style-name="T3">9TH-LEVEL SORCERER/WIZARD SPELLS</text:span></text:p>
      <text:p text:style-name="P2"><text:span text:style-name="T5">Abjur</text:span></text:p>
      <text:p text:style-name="P2"><text:span text:style-name="T4">Freedom:</text:span><text:span text:style-name="T5"> Releases creature from </text:span><text:span text:style-name="T6">imprisonment.</text:span></text:p>
      <text:p text:style-name="P2"><text:span text:style-name="T4">Imprisonment:</text:span><text:span text:style-name="T5"> Entombs subject beneath the earth.</text:span></text:p>
      <text:p text:style-name="P2"><text:span text:style-name="T4">Mage’s Disjunction:</text:span><text:span text:style-name="T5"> Dispels magic, disenchants magic items.</text:span></text:p>
      <text:p text:style-name="P2"><text:span text:style-name="T4">Prismatic Sphere:</text:span><text:span text:style-name="T5"> As </text:span><text:span text:style-name="T6">prismatic wall</text:span><text:span text:style-name="T5">, but surrounds on all sides.</text:span></text:p>
      <text:p text:style-name="P2"><text:span text:style-name="T5">Conj</text:span></text:p>
      <text:p text:style-name="P2"><text:span text:style-name="T4">Gate </text:span><text:span text:style-name="T8">X</text:span><text:span text:style-name="T4">:</text:span><text:span text:style-name="T5"> Connects two planes for travel or summoning.</text:span></text:p>
      <text:p text:style-name="P2"><text:span text:style-name="T4">Refuge </text:span><text:span text:style-name="T8">M</text:span><text:span text:style-name="T4">:</text:span><text:span text:style-name="T5"> Alters item to transport its possessor to you.</text:span></text:p>
      <text:p text:style-name="P2"><text:span text:style-name="T4">Summon Monster IX:</text:span><text:span text:style-name="T5"> Calls extraplanar creature to fight for you.</text:span></text:p>
      <text:p text:style-name="P2"><text:soft-page-break/><text:span text:style-name="T4">Teleportation Circle </text:span><text:span text:style-name="T8">M</text:span><text:span text:style-name="T4">:</text:span><text:span text:style-name="T5"> Circle teleports any creature inside to designated spot.</text:span></text:p>
      <text:p text:style-name="P2"><text:span text:style-name="T5">Div</text:span></text:p>
      <text:p text:style-name="P2"><text:span text:style-name="T4">Foresight:</text:span><text:span text:style-name="T5"> “Sixth sense” warns of impending danger.</text:span></text:p>
      <text:p text:style-name="P2"><text:span text:style-name="T5">Ench</text:span></text:p>
      <text:p text:style-name="P2"><text:span text:style-name="T4">Dominate Monster:</text:span><text:span text:style-name="T5"> As </text:span><text:span text:style-name="T6">dominate person, </text:span><text:span text:style-name="T5">but any creature.</text:span></text:p>
      <text:p text:style-name="P2"><text:span text:style-name="T4">Hold Monster, Mass:</text:span><text:span text:style-name="T5"> As </text:span><text:span text:style-name="T6">hold monster, </text:span><text:span text:style-name="T5">but all within 30 ft.</text:span></text:p>
      <text:p text:style-name="P2"><text:span text:style-name="T4">Power Word Kill:</text:span><text:span text:style-name="T5"> Kills one creature with 100 hp or less.</text:span></text:p>
      <text:p text:style-name="P2"><text:span text:style-name="T5">Evoc</text:span></text:p>
      <text:p text:style-name="P2"><text:span text:style-name="T4">Crushing Hand:</text:span><text:span text:style-name="T5"> Large hand provides cover, pushes, or crushes your foes.</text:span></text:p>
      <text:p text:style-name="P2"><text:span text:style-name="T4">Meteor Swarm:</text:span><text:span text:style-name="T5"> Four exploding spheres each deal 6d6 fire damage.</text:span></text:p>
      <text:p text:style-name="P2"><text:span text:style-name="T5">Illus</text:span></text:p>
      <text:p text:style-name="P2"><text:span text:style-name="T4">Shades:</text:span><text:span text:style-name="T5"> As </text:span><text:span text:style-name="T6">shadow conjuration</text:span><text:span text:style-name="T5">, but up to 8th level and 80% real.</text:span></text:p>
      <text:p text:style-name="P2"><text:span text:style-name="T4">Weird:</text:span><text:span text:style-name="T5"> As </text:span><text:span text:style-name="T6">phantasmal killer, </text:span><text:span text:style-name="T5">but affects all within 30 ft.</text:span></text:p>
      <text:p text:style-name="P2"><text:span text:style-name="T5">Necro</text:span></text:p>
      <text:p text:style-name="P2"><text:span text:style-name="T4">Astral Projection </text:span><text:span text:style-name="T8">M</text:span><text:span text:style-name="T4">:</text:span><text:span text:style-name="T5"> Projects you and companions onto Astral Plane.</text:span></text:p>
      <text:p text:style-name="P2"><text:span text:style-name="T4">Energy Drain:</text:span><text:span text:style-name="T5"> Subject gains 2d4 negative levels.</text:span></text:p>
      <text:p text:style-name="P2"><text:span text:style-name="T4">Soul Bind </text:span><text:span text:style-name="T8">F</text:span><text:span text:style-name="T4">:</text:span><text:span text:style-name="T5"> Traps newly dead soul to prevent </text:span><text:span text:style-name="T6">resurrection</text:span><text:span text:style-name="T5">.</text:span></text:p>
      <text:p text:style-name="P2"><text:span text:style-name="T4">Wail of the Banshee:</text:span><text:span text:style-name="T5"> Kills one creature/level.</text:span></text:p>
      <text:p text:style-name="P2"><text:span text:style-name="T5">Trans</text:span></text:p>
      <text:p text:style-name="P2"><text:span text:style-name="T4">Etherealness:</text:span><text:span text:style-name="T5"> Travel to Ethereal Plane with companions.</text:span></text:p>
      <text:p text:style-name="P2"><text:span text:style-name="T4">Shapechange </text:span><text:span text:style-name="T8">F</text:span><text:span text:style-name="T4">:</text:span><text:span text:style-name="T5"> Transforms you into any creature, and change forms once per round.</text:span></text:p>
      <text:p text:style-name="P2"><text:soft-page-break/><text:span text:style-name="T4">Time Stop:</text:span><text:span text:style-name="T5"> You act freely for 1d4+1 rounds.</text:span></text:p>
      <text:p text:style-name="P2"><text:span text:style-name="T5">Univ</text:span></text:p>
      <text:p text:style-name="P2"><text:span text:style-name="T4">Wish </text:span><text:span text:style-name="T8">X</text:span><text:span text:style-name="T4">:</text:span><text:span text:style-name="T5"> As </text:span><text:span text:style-name="T6">limited wish, </text:span><text:span text:style-name="T5">but with fewer lim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CE" svg:font-family="'Times New Roman CE'" style:font-family-generic="system" style:font-pitch="variable"/>
    <style:font-face style:name="Times New Roman Cyr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 CE" style:font-family-asian="'Times New Roman CE'" style:font-family-generic-asian="system" style:font-pitch-asian="variable" style:font-size-asian="12pt" style:language-asian="en" style:country-asian="US" style:font-name-complex="Times New Roman Cyr" style:font-family-complex="'Times New Roman Cyr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size="9pt" fo:language="en" fo:country="US" style:font-size-asian="9pt" style:language-asian="en" style:country-asian="U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text-align="start" style:justify-single-word="false" fo:orphans="0" fo:widows="0" fo:text-indent="0in" style:auto-text-indent="false" fo:keep-with-next="always" style:vertical-align="auto"/>
      <style:text-properties fo:font-size="10pt" fo:language="en" fo:country="US" fo:font-weight="bold" style:font-size-asian="10pt" style:language-asian="en" style:country-asian="US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text-align="start" style:justify-single-word="false" fo:orphans="0" fo:widows="0" fo:text-indent="0in" style:auto-text-indent="false" fo:keep-with-next="always" style:vertical-align="auto"/>
      <style:text-properties fo:font-size="9pt" fo:language="en" fo:country="US" fo:font-weight="bold" style:font-size-asian="9pt" style:language-asian="en" style:country-asian="US" style:font-weight-asian="bold"/>
    </style:style>
    <style:style style:name="Preformatted" style:family="paragraph" style:parent-style-name="Standard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UID SPELLS</dc:title>
    <meta:initial-creator>AKSmith</meta:initial-creator>
    <meta:creation-date>2003-07-01T10:23:00</meta:creation-date>
    <dc:date>2003-10-30T10:34:00</dc:date>
    <meta:editing-cycles>7</meta:editing-cycles>
    <meta:editing-duration>PT8S</meta:editing-duration>
    <meta:document-statistic meta:table-count="0" meta:image-count="0" meta:object-count="0" meta:page-count="37" meta:paragraph-count="754" meta:word-count="5932" meta:character-count="37917" meta:non-whitespace-character-count="32743"/>
    <meta:generator>LibreOffice/5.4.6.2$Linux_X86_64 LibreOffice_project/40m0$Build-2</meta:generator>
    <meta:user-defined meta:name="Company">Wizards of the Coast</meta:user-defined>
    <meta:user-defined meta:name="Operator">asmith</meta:user-defined>
  </office:meta>
</office:document-meta>
</file>